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2.876cm" fo:margin-left="1.251cm" table:align="left"/>
    </style:style>
    <style:style style:name="Tableau1.A" style:family="table-column">
      <style:table-column-properties style:column-width="7.336cm"/>
    </style:style>
    <style:style style:name="Tableau1.B" style:family="table-column">
      <style:table-column-properties style:column-width="5.54cm"/>
    </style:style>
    <style:style style:name="Tableau1.A1" style:family="table-cell">
      <style:table-cell-properties style:vertical-align="middle" fo:padding="0.049cm" fo:border="none"/>
    </style:style>
    <style:style style:name="P1" style:family="paragraph" style:parent-style-name="Heading_20_3" style:list-style-name="L25">
      <style:paragraph-properties fo:margin-top="0cm" fo:margin-bottom="0.37cm" style:contextual-spacing="false"/>
      <style:text-properties officeooo:paragraph-rsid="001ebbcd"/>
    </style:style>
    <style:style style:name="P2" style:family="paragraph" style:parent-style-name="Heading_20_3">
      <style:paragraph-properties fo:margin-top="0cm" fo:margin-bottom="0.37cm" style:contextual-spacing="false"/>
      <style:text-properties officeooo:paragraph-rsid="001ebbcd"/>
    </style:style>
    <style:style style:name="P3" style:family="paragraph" style:parent-style-name="Heading_20_3">
      <style:paragraph-properties fo:margin-top="0cm" fo:margin-bottom="0cm" style:contextual-spacing="false"/>
      <style:text-properties officeooo:paragraph-rsid="001ebbcd"/>
    </style:style>
    <style:style style:name="P4" style:family="paragraph" style:parent-style-name="Heading_20_3">
      <style:text-properties officeooo:paragraph-rsid="001ebbcd"/>
    </style:style>
    <style:style style:name="P5" style:family="paragraph" style:parent-style-name="Heading_20_4">
      <style:text-properties officeooo:paragraph-rsid="001ebbcd"/>
    </style:style>
    <style:style style:name="P6" style:family="paragraph" style:parent-style-name="Heading_20_4">
      <style:paragraph-properties fo:margin-top="0cm" fo:margin-bottom="0cm" style:contextual-spacing="false"/>
      <style:text-properties officeooo:paragraph-rsid="001ebbcd"/>
    </style:style>
    <style:style style:name="P7" style:family="paragraph" style:parent-style-name="Heading_20_4">
      <style:paragraph-properties fo:margin-top="0cm" fo:margin-bottom="0.37cm" style:contextual-spacing="false"/>
      <style:text-properties officeooo:paragraph-rsid="001ebbcd"/>
    </style:style>
    <style:style style:name="P8" style:family="paragraph" style:parent-style-name="Heading_20_5">
      <style:text-properties officeooo:paragraph-rsid="001ebbcd"/>
    </style:style>
    <style:style style:name="P9" style:family="paragraph" style:parent-style-name="Heading_20_5">
      <style:paragraph-properties fo:margin-top="0cm" fo:margin-bottom="0cm" style:contextual-spacing="false"/>
      <style:text-properties officeooo:paragraph-rsid="001ebbcd"/>
    </style:style>
    <style:style style:name="P10" style:family="paragraph" style:parent-style-name="Heading_20_5">
      <style:paragraph-properties fo:margin-top="0cm" fo:margin-bottom="0.37cm" style:contextual-spacing="false"/>
      <style:text-properties officeooo:paragraph-rsid="001ebbcd"/>
    </style:style>
    <style:style style:name="P11" style:family="paragraph" style:parent-style-name="Horizontal_20_Line">
      <style:text-properties officeooo:paragraph-rsid="001ebbcd"/>
    </style:style>
    <style:style style:name="P12" style:family="paragraph" style:parent-style-name="Standard">
      <loext:graphic-properties draw:fill="solid" draw:fill-color="#1e1f22"/>
      <style:paragraph-properties fo:margin-top="0cm" fo:margin-bottom="0cm" style:contextual-spacing="false" fo:background-color="#1e1f22" fo:padding="0cm" fo:border="none" style:shadow="none"/>
      <style:text-properties officeooo:paragraph-rsid="001ebbcd"/>
    </style:style>
    <style:style style:name="P13" style:family="paragraph" style:parent-style-name="Standard">
      <loext:graphic-properties draw:fill="solid" draw:fill-color="#1e1f22"/>
      <style:paragraph-properties fo:margin-top="0cm" fo:margin-bottom="0.37cm" style:contextual-spacing="false" fo:background-color="#1e1f22" fo:padding="0cm" fo:border="none" style:shadow="none"/>
      <style:text-properties officeooo:paragraph-rsid="001ebbcd"/>
    </style:style>
    <style:style style:name="P14" style:family="paragraph" style:parent-style-name="Standard">
      <style:paragraph-properties fo:margin-top="0cm" fo:margin-bottom="0cm" style:contextual-spacing="false"/>
      <style:text-properties officeooo:paragraph-rsid="001ebbcd"/>
    </style:style>
    <style:style style:name="P15" style:family="paragraph" style:parent-style-name="Standard">
      <style:paragraph-properties fo:margin-top="0cm" fo:margin-bottom="0.37cm" style:contextual-spacing="false"/>
      <style:text-properties officeooo:paragraph-rsid="001ebbcd"/>
    </style:style>
    <style:style style:name="P16" style:family="paragraph" style:parent-style-name="Table_20_Contents">
      <style:text-properties officeooo:paragraph-rsid="001ebbcd"/>
    </style:style>
    <style:style style:name="P17" style:family="paragraph" style:parent-style-name="Table_20_Heading">
      <style:text-properties officeooo:paragraph-rsid="001ebbcd"/>
    </style:style>
    <style:style style:name="P18" style:family="paragraph" style:parent-style-name="Text_20_body" style:list-style-name="L1">
      <style:paragraph-properties fo:margin-top="0cm" fo:margin-bottom="0cm" style:contextual-spacing="false"/>
      <style:text-properties officeooo:paragraph-rsid="001ebbcd"/>
    </style:style>
    <style:style style:name="P19" style:family="paragraph" style:parent-style-name="Text_20_body" style:list-style-name="L1">
      <style:text-properties officeooo:paragraph-rsid="001ebbcd"/>
    </style:style>
    <style:style style:name="P20" style:family="paragraph" style:parent-style-name="Text_20_body" style:list-style-name="L17">
      <style:text-properties officeooo:paragraph-rsid="001ebbcd"/>
    </style:style>
    <style:style style:name="P21" style:family="paragraph" style:parent-style-name="Text_20_body" style:list-style-name="L18">
      <style:text-properties officeooo:paragraph-rsid="001ebbcd"/>
    </style:style>
    <style:style style:name="P22" style:family="paragraph" style:parent-style-name="Text_20_body" style:list-style-name="L19">
      <style:paragraph-properties fo:margin-top="0cm" fo:margin-bottom="0cm" style:contextual-spacing="false"/>
      <style:text-properties officeooo:paragraph-rsid="001ebbcd"/>
    </style:style>
    <style:style style:name="P23" style:family="paragraph" style:parent-style-name="Text_20_body" style:list-style-name="L19">
      <style:text-properties officeooo:paragraph-rsid="001ebbcd"/>
    </style:style>
    <style:style style:name="P24" style:family="paragraph" style:parent-style-name="Text_20_body" style:list-style-name="L20">
      <style:text-properties officeooo:paragraph-rsid="001ebbcd"/>
    </style:style>
    <style:style style:name="P25" style:family="paragraph" style:parent-style-name="Text_20_body" style:list-style-name="L21">
      <style:paragraph-properties fo:margin-top="0cm" fo:margin-bottom="0cm" style:contextual-spacing="false"/>
      <style:text-properties officeooo:paragraph-rsid="001ebbcd"/>
    </style:style>
    <style:style style:name="P26" style:family="paragraph" style:parent-style-name="Text_20_body" style:list-style-name="L21">
      <style:text-properties officeooo:paragraph-rsid="001ebbcd"/>
    </style:style>
    <style:style style:name="P27" style:family="paragraph" style:parent-style-name="Text_20_body" style:list-style-name="L22">
      <style:paragraph-properties fo:margin-top="0cm" fo:margin-bottom="0cm" style:contextual-spacing="false"/>
      <style:text-properties officeooo:paragraph-rsid="001ebbcd"/>
    </style:style>
    <style:style style:name="P28" style:family="paragraph" style:parent-style-name="Text_20_body" style:list-style-name="L22">
      <style:text-properties officeooo:paragraph-rsid="001ebbcd"/>
    </style:style>
    <style:style style:name="P29" style:family="paragraph" style:parent-style-name="Text_20_body" style:list-style-name="L23">
      <style:paragraph-properties fo:margin-top="0cm" fo:margin-bottom="0.37cm" style:contextual-spacing="false"/>
      <style:text-properties officeooo:paragraph-rsid="001ebbcd"/>
    </style:style>
    <style:style style:name="P30" style:family="paragraph" style:parent-style-name="Text_20_body" style:list-style-name="L23">
      <style:text-properties officeooo:paragraph-rsid="001ebbcd"/>
    </style:style>
    <style:style style:name="P31" style:family="paragraph" style:parent-style-name="Text_20_body" style:list-style-name="L24">
      <style:paragraph-properties fo:margin-top="0cm" fo:margin-bottom="0cm" style:contextual-spacing="false"/>
      <style:text-properties officeooo:paragraph-rsid="001ebbcd"/>
    </style:style>
    <style:style style:name="P32" style:family="paragraph" style:parent-style-name="Text_20_body" style:list-style-name="L24">
      <style:text-properties officeooo:paragraph-rsid="001ebbcd"/>
    </style:style>
    <style:style style:name="P33" style:family="paragraph" style:parent-style-name="Text_20_body" style:list-style-name="L26">
      <style:paragraph-properties fo:margin-top="0cm" fo:margin-bottom="0cm" style:contextual-spacing="false"/>
      <style:text-properties officeooo:paragraph-rsid="001ebbcd"/>
    </style:style>
    <style:style style:name="P34" style:family="paragraph" style:parent-style-name="Text_20_body" style:list-style-name="L26">
      <style:text-properties officeooo:paragraph-rsid="001ebbcd"/>
    </style:style>
    <style:style style:name="P35" style:family="paragraph" style:parent-style-name="Text_20_body" style:list-style-name="L27">
      <style:text-properties officeooo:paragraph-rsid="001ebbcd"/>
    </style:style>
    <style:style style:name="P36" style:family="paragraph" style:parent-style-name="Text_20_body" style:list-style-name="L28">
      <style:paragraph-properties fo:margin-top="0cm" fo:margin-bottom="0cm" style:contextual-spacing="false"/>
      <style:text-properties officeooo:paragraph-rsid="001ebbcd"/>
    </style:style>
    <style:style style:name="P37" style:family="paragraph" style:parent-style-name="Text_20_body" style:list-style-name="L28">
      <style:text-properties officeooo:paragraph-rsid="001ebbcd"/>
    </style:style>
    <style:style style:name="P38" style:family="paragraph" style:parent-style-name="Text_20_body" style:list-style-name="L28">
      <style:paragraph-properties fo:margin-top="0cm" fo:margin-bottom="0.37cm" style:contextual-spacing="false"/>
      <style:text-properties officeooo:paragraph-rsid="001ebbcd"/>
    </style:style>
    <style:style style:name="P39" style:family="paragraph" style:parent-style-name="Text_20_body" style:list-style-name="L29">
      <style:paragraph-properties fo:margin-top="0cm" fo:margin-bottom="0cm" style:contextual-spacing="false"/>
      <style:text-properties officeooo:paragraph-rsid="001ebbcd"/>
    </style:style>
    <style:style style:name="P40" style:family="paragraph" style:parent-style-name="Text_20_body" style:list-style-name="L29">
      <style:text-properties officeooo:paragraph-rsid="001ebbcd"/>
    </style:style>
    <style:style style:name="P41" style:family="paragraph" style:parent-style-name="Text_20_body" style:list-style-name="L30">
      <style:paragraph-properties fo:margin-top="0cm" fo:margin-bottom="0.37cm" style:contextual-spacing="false"/>
      <style:text-properties officeooo:paragraph-rsid="001ebbcd"/>
    </style:style>
    <style:style style:name="P42" style:family="paragraph" style:parent-style-name="Text_20_body" style:list-style-name="L31">
      <style:paragraph-properties fo:margin-top="0cm" fo:margin-bottom="0.37cm" style:contextual-spacing="false"/>
      <style:text-properties officeooo:paragraph-rsid="001ebbcd"/>
    </style:style>
    <style:style style:name="P43" style:family="paragraph" style:parent-style-name="Text_20_body" style:list-style-name="L31">
      <style:paragraph-properties fo:margin-top="0cm" fo:margin-bottom="0cm" style:contextual-spacing="false"/>
      <style:text-properties officeooo:paragraph-rsid="001ebbcd"/>
    </style:style>
    <style:style style:name="P44" style:family="paragraph" style:parent-style-name="Text_20_body">
      <style:text-properties officeooo:paragraph-rsid="001ebbcd"/>
    </style:style>
    <style:style style:name="P45" style:family="paragraph" style:parent-style-name="Text_20_body">
      <style:paragraph-properties fo:margin-top="0cm" fo:margin-bottom="0.37cm" style:contextual-spacing="false"/>
      <style:text-properties officeooo:paragraph-rsid="001ebbcd"/>
    </style:style>
    <style:style style:name="P46" style:family="paragraph" style:parent-style-name="Text_20_body">
      <style:paragraph-properties fo:margin-top="0cm" fo:margin-bottom="0cm" style:contextual-spacing="false"/>
      <style:text-properties officeooo:paragraph-rsid="001ebbcd"/>
    </style:style>
    <style:style style:name="P47" style:family="paragraph" style:parent-style-name="Text_20_body">
      <style:paragraph-properties fo:margin-top="0cm" fo:margin-bottom="0.37cm" style:contextual-spacing="false"/>
      <style:text-properties fo:font-weight="bold" officeooo:paragraph-rsid="001ebbcd" style:font-weight-asian="bold" style:font-weight-complex="bold"/>
    </style:style>
    <style:style style:name="P48" style:family="paragraph" style:parent-style-name="Text_20_body">
      <style:paragraph-properties fo:margin-top="0cm" fo:margin-bottom="0.37cm" style:contextual-spacing="false" fo:text-align="center" style:justify-single-word="false" fo:break-before="page"/>
      <style:text-properties officeooo:paragraph-rsid="001fc7eb"/>
    </style:style>
    <style:style style:name="T1" style:family="text">
      <style:text-properties fo:color="#000000" loext:opacity="100%" style:font-name="JetBrains Mono" fo:font-size="12pt" fo:font-style="normal" style:font-size-asian="12pt" style:font-style-asian="normal" style:font-size-complex="12pt"/>
    </style:style>
    <style:style style:name="T2" style:family="text">
      <style:text-properties style:font-name="JetBrains Mono" fo:font-style="normal" fo:font-weight="normal" style:font-style-asian="normal" style:font-weight-asian="normal"/>
    </style:style>
    <style:style style:name="T3" style:family="text">
      <style:text-properties fo:color="#bcbec4" loext:opacity="100%" style:font-name="JetBrains Mono" fo:font-size="10.5pt" fo:font-style="normal" fo:font-weight="normal" style:font-size-asian="10.5pt" style:font-style-asian="normal" style:font-weight-asian="normal"/>
    </style:style>
    <style:style style:name="T4" style:family="text">
      <style:text-properties fo:color="#bcbec4" loext:opacity="100%" style:font-name="JetBrains Mono" fo:font-size="10.5pt" fo:font-style="normal" style:font-size-asian="10.5pt" style:font-style-asian="normal"/>
    </style:style>
    <style:style style:name="T5" style:family="text">
      <style:text-properties fo:color="#bcbec4" loext:opacity="100%" fo:font-size="10.5pt" fo:font-style="normal" style:font-size-asian="10.5pt" style:font-style-asian="normal"/>
    </style:style>
    <style:style style:name="T6" style:family="text">
      <style:text-properties fo:color="#bcbec4" loext:opacity="100%" fo:font-size="10.5pt" fo:font-style="normal" fo:font-weight="normal" style:font-size-asian="10.5pt" style:font-style-asian="normal" style:font-weight-asian="normal"/>
    </style:style>
    <style:style style:name="T7" style:family="text">
      <style:text-properties fo:color="#cf8e6d" loext:opacity="100%" style:font-name="JetBrains Mono" fo:font-size="10.5pt" fo:font-style="normal" fo:font-weight="normal" style:font-size-asian="10.5pt" style:font-style-asian="normal" style:font-weight-asian="normal"/>
    </style:style>
    <style:style style:name="T8" style:family="text">
      <style:text-properties fo:color="#cf8e6d" loext:opacity="100%" style:font-name="JetBrains Mono" fo:font-size="10.5pt" fo:font-style="italic" fo:font-weight="normal" style:font-size-asian="10.5pt" style:font-style-asian="italic" style:font-weight-asian="normal"/>
    </style:style>
    <style:style style:name="T9" style:family="text">
      <style:text-properties fo:color="#56a8f5" loext:opacity="100%" style:font-name="JetBrains Mono" fo:font-size="10.5pt" fo:font-style="normal" fo:font-weight="normal" style:font-size-asian="10.5pt" style:font-style-asian="normal" style:font-weight-asian="normal"/>
    </style:style>
    <style:style style:name="T10" style:family="text">
      <style:text-properties fo:color="#c77dbb" loext:opacity="100%" style:font-name="JetBrains Mono" fo:font-size="10.5pt" fo:font-style="italic" fo:font-weight="normal" style:font-size-asian="10.5pt" style:font-style-asian="italic" style:font-weight-asian="normal"/>
    </style:style>
    <style:style style:name="T11" style:family="text">
      <style:text-properties fo:color="#c77dbb" loext:opacity="100%" style:font-name="JetBrains Mono" fo:font-size="10.5pt" fo:font-style="normal" fo:font-weight="normal" style:font-size-asian="10.5pt" style:font-style-asian="normal" style:font-weight-asian="normal"/>
    </style:style>
    <style:style style:name="T12" style:family="text">
      <style:text-properties fo:color="#6aab73" loext:opacity="100%" style:font-name="JetBrains Mono" fo:font-size="10.5pt" fo:font-style="normal" fo:font-weight="normal" style:font-size-asian="10.5pt" style:font-style-asian="normal" style:font-weight-asian="normal"/>
    </style:style>
    <style:style style:name="T13" style:family="text">
      <style:text-properties fo:color="#d5b778" loext:opacity="100%" style:font-name="JetBrains Mono" fo:font-size="10.5pt" fo:font-style="normal" fo:font-weight="normal" style:font-size-asian="10.5pt" style:font-style-asian="normal" style:font-weight-asian="normal"/>
    </style:style>
    <style:style style:name="T14" style:family="text">
      <style:text-properties fo:color="#7a7e85" loext:opacity="100%" style:font-name="JetBrains Mono" fo:font-size="10.5pt" fo:font-style="normal" fo:font-weight="normal" style:font-size-asian="10.5pt" style:font-style-asian="normal" style:font-weight-asian="normal"/>
    </style:style>
    <style:style style:name="T15" style:family="text">
      <style:text-properties fo:color="#c57633" loext:opacity="100%" style:font-name="JetBrains Mono" fo:font-size="10.5pt" fo:font-style="normal" fo:font-weight="normal" style:font-size-asian="10.5pt" style:font-style-asian="normal" style:font-weight-asian="normal"/>
    </style:style>
    <style:style style:name="T16" style:family="text">
      <style:text-properties fo:color="#2aacb8" loext:opacity="100%" style:font-name="JetBrains Mono" fo:font-size="10.5pt" fo:font-style="italic" fo:font-weight="normal" style:font-size-asian="10.5pt" style:font-style-asian="italic" style:font-weight-asian="normal"/>
    </style:style>
    <style:style style:name="T17" style:family="text">
      <style:text-properties officeooo:rsid="0017da81"/>
    </style:style>
    <style:style style:name="T18" style:family="text">
      <style:text-properties officeooo:rsid="001fc7eb"/>
    </style:style>
    <style:style style:name="T19" style:family="text">
      <style:text-properties fo:font-weight="bold" style:font-weight-asian="bold" style:font-weight-complex="bold"/>
    </style:style>
    <style:style style:name="T20" style:family="text">
      <style:text-properties fo:font-size="14pt" fo:font-weight="bold" style:font-size-asian="14pt" style:font-weight-asian="bold" style:font-size-complex="14pt" style:font-weight-complex="bold"/>
    </style:style>
    <style:style style:name="T21" style:family="text"/>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bookmark-start text:name="__DdeLink__1559_2092794412"/><text:span text:style-name="Strong_20_Emphasis">Jour 2 : Développement du module d’importation des produits</text:span></text:h>
      <text:h text:style-name="P5" text:outline-level="4">Objectif : Construire un module permettant de récupérer et de stocker les produits externes dans Magento.<text:bookmark-end text:name="__DdeLink__1559_2092794412"/></text:h>
      <text:p text:style-name="P44"/>
      <text:h text:style-name="P3" text:outline-level="3"><text:bookmark text:name="__DdeLink__1561_2092794412"/><text:span text:style-name="Strong_20_Emphasis"><text:span text:style-name="T1">2.1. Création d’un module Magento</text:span></text:span></text:h>
      <text:p text:style-name="P45">Voici le détail des étapes pour créer et activer un module Magento 2.</text:p>
      <text:p text:style-name="P11"/>
      <text:h text:style-name="P5" text:outline-level="4"><text:span text:style-name="Strong_20_Emphasis">Structure de base du module</text:span></text:h>
      <text:p text:style-name="P45">Dans Magento 2, la structure des modules est bien définie et suit une convention stricte. Les modules personnalisés sont généralement placés dans le dossier <text:span text:style-name="Source_20_Text">app/code</text:span>.</text:p>
      <text:h text:style-name="P8" text:outline-level="5"><text:span text:style-name="Strong_20_Emphasis">1. Chemin du module</text:span></text:h>
      <text:p text:style-name="P44">Créez l’arborescence suivante dans votre projet Magento :</text:p>
      <text:p text:style-name="P12"><text:span text:style-name="T3">app/</text:span><text:line-break/><text:span text:style-name="T3">└── code/</text:span><text:line-break/><text:span text:style-name="T3"> <text:s text:c="3"/>└── MyNamespace/</text:span><text:line-break/><text:span text:style-name="T3"> <text:s text:c="7"/>└── AmazonIntegration/</text:span><text:line-break/><text:span text:style-name="T3"> <text:s text:c="11"/>├── registration.php</text:span><text:line-break/><text:span text:style-name="T3"> <text:s text:c="11"/>├── etc/</text:span><text:line-break/><text:span text:style-name="T3"> <text:s text:c="11"/>│ <text:s text:c="2"/>└── module.xml</text:span><text:line-break/><text:span text:style-name="T3"> <text:s text:c="11"/>└── etc/</text:span><text:line-break/><text:span text:style-name="T3"> <text:s text:c="15"/>└── di.xml</text:span></text:p>
      <text:p text:style-name="P14"><text:span text:style-name="T3"/></text:p>
      <text:p text:style-name="P46"><text:span text:style-name="T3">Chaque dossier et fichier a une finalité que nous allons expliquer en détail ci-dessous.</text:span></text:p>
      <text:p text:style-name="P11"/>
      <text:h text:style-name="P5" text:outline-level="4"><text:span text:style-name="Strong_20_Emphasis">2. Créer les fichiers nécessaires</text:span></text:h>
      <text:h text:style-name="P8" text:outline-level="5"><text:span text:style-name="Strong_20_Emphasis">2.1. Fichier </text:span><text:span text:style-name="Source_20_Text">registration.php</text:span></text:h>
      <text:p text:style-name="P45">Ce fichier permet à Magento de <text:span text:style-name="Strong_20_Emphasis">déclarer et enregistrer</text:span> le nouveau module dans le système.</text:p>
      <text:p text:style-name="P45">Chemin : <text:span text:style-name="Source_20_Text">app/code/MyNamespace/AmazonIntegration/registration.php</text:span></text:p>
      <text:p text:style-name="P44">Contenu :</text:p>
      <text:p text:style-name="P12"><text:span text:style-name="T3">&lt;?php</text:span><text:line-break/><text:span text:style-name="T7">use </text:span><text:span text:style-name="T3">Magento\Framework\Component\ComponentRegistrar;</text:span><text:line-break/><text:line-break/><text:span text:style-name="T3">ComponentRegistrar::</text:span><text:span text:style-name="T9">register</text:span><text:span text:style-name="T3">(</text:span><text:line-break/><text:span text:style-name="T3"> <text:s text:c="3"/>ComponentRegistrar::</text:span><text:span text:style-name="T10">MODULE</text:span><text:span text:style-name="T3">,</text:span><text:line-break/><text:span text:style-name="T3"> <text:s text:c="3"/>'</text:span><text:span text:style-name="T12">MyNamespace_AmazonIntegration</text:span><text:span text:style-name="T3">',</text:span><text:line-break/><text:span text:style-name="T3"> <text:s text:c="3"/></text:span><text:span text:style-name="T10">__DIR__</text:span><text:line-break/><text:span text:style-name="T3">);</text:span></text:p>
      <text:p text:style-name="P14"><text:span text:style-name="T3"/></text:p>
      <text:h text:style-name="P9" text:outline-level="5"><text:span text:style-name="Strong_20_Emphasis"><text:span text:style-name="T4">2.2. Fichier </text:span></text:span><text:span text:style-name="Source_20_Text"><text:span text:style-name="T5">module.xml</text:span></text:span></text:h>
      <text:p text:style-name="P45">Le fichier <text:span text:style-name="Source_20_Text">module.xml</text:span> déclare le module au cœur du framework Magento et définit ses dépendances éventuelles par rapport aux autres modules.</text:p>
      <text:p text:style-name="P45">Chemin : <text:span text:style-name="Source_20_Text">app/code/MyNamespace/AmazonIntegration/etc/module.xml</text:span></text:p>
      <text:p text:style-name="P44"><text:soft-page-break/>Contenu :</text:p>
      <text:p text:style-name="P12"><text:span text:style-name="T13">&lt;?</text:span><text:span text:style-name="T3">xml version</text:span><text:span text:style-name="T12">="1.0"</text:span><text:span text:style-name="T13">?&gt;</text:span><text:line-break/><text:span text:style-name="T13">&lt;config </text:span><text:span text:style-name="T3">xmlns:</text:span><text:span text:style-name="T11">xsi</text:span><text:span text:style-name="T12">="http://www.w3.org/2001/XMLSchema-instance" </text:span><text:span text:style-name="T11">xsi</text:span><text:span text:style-name="T3">:noNamespaceSchemaLocation</text:span><text:span text:style-name="T12">="urn:magento:framework:Module/etc/module.xsd"</text:span><text:span text:style-name="T13">&gt;</text:span><text:line-break/><text:span text:style-name="T13"> <text:s text:c="3"/>&lt;module </text:span><text:span text:style-name="T3">name</text:span><text:span text:style-name="T12">="MyNamespace_AmazonIntegration" </text:span><text:span text:style-name="T3">setup_version</text:span><text:span text:style-name="T12">="1.0.0"</text:span><text:span text:style-name="T13">&gt;</text:span><text:line-break/><text:span text:style-name="T13"> <text:s text:c="7"/>&lt;sequence&gt;</text:span><text:line-break/><text:span text:style-name="T13"> <text:s text:c="11"/></text:span><text:span text:style-name="T14">&lt;!-- Dépendances éventuelles sur d'autres modules Magento --&gt;</text:span><text:line-break/><text:span text:style-name="T14"> <text:s text:c="11"/></text:span><text:span text:style-name="T13">&lt;module </text:span><text:span text:style-name="T3">name</text:span><text:span text:style-name="T12">="Magento_Catalog"</text:span><text:span text:style-name="T13">/&gt;</text:span><text:line-break/><text:span text:style-name="T13"> <text:s text:c="7"/>&lt;/sequence&gt;</text:span><text:line-break/><text:span text:style-name="T13"> <text:s text:c="3"/>&lt;/module&gt;</text:span><text:line-break/><text:span text:style-name="T13">&lt;/config&gt;</text:span></text:p>
      <text:p text:style-name="P14"><text:span text:style-name="T3"/></text:p>
      <text:p text:style-name="P46"><text:span text:style-name="Strong_20_Emphasis"><text:span text:style-name="T4">Explications :</text:span></text:span></text:p>
      <text:list xml:id="list957602477" text:style-name="L1">
        <text:list-item>
          <text:p text:style-name="P18"><text:span text:style-name="Source_20_Text">setup_version</text:span> : Définit la version du module. Cela sera utile pour les mises à jour futures. </text:p>
        </text:list-item>
        <text:list-item>
          <text:p text:style-name="P19"><text:span text:style-name="Source_20_Text">sequence</text:span> : Déclare des modules qui doivent être chargés <text:span text:style-name="Strong_20_Emphasis">avant</text:span> celui-ci. Ici, nous dépendons du module <text:span text:style-name="Source_20_Text">Magento_Catalog</text:span>, car nous interagirons avec le catalogue des produits. </text:p>
        </text:list-item>
      </text:list>
      <text:h text:style-name="P9" text:outline-level="5"><text:span text:style-name="Strong_20_Emphasis"><text:span text:style-name="T4">2.3. Fichier </text:span></text:span><text:span text:style-name="Source_20_Text"><text:span text:style-name="T5">di.xml</text:span></text:span></text:h>
      <text:p text:style-name="P45">Le fichier <text:span text:style-name="Source_20_Text">di.xml</text:span> sert à configurer les dépendances de type <text:span text:style-name="Strong_20_Emphasis">Dependency Injection (DI)</text:span> dans Magento. C'est ici que nous définirons les services ou classes qui seront injectés dans notre module.</text:p>
      <text:p text:style-name="P45">Chemin : <text:span text:style-name="Source_20_Text">app/code/MyNamespace/AmazonIntegration/etc/di.xml</text:span></text:p>
      <text:p text:style-name="P44">Contenu initial minimal :</text:p>
      <text:p text:style-name="P12"><text:span text:style-name="T13">&lt;?</text:span><text:span text:style-name="T3">xml version</text:span><text:span text:style-name="T12">="1.0"</text:span><text:span text:style-name="T13">?&gt;</text:span><text:line-break/><text:span text:style-name="T13">&lt;config </text:span><text:span text:style-name="T3">xmlns:</text:span><text:span text:style-name="T11">xsi</text:span><text:span text:style-name="T12">="http://www.w3.org/2001/XMLSchema-instance" </text:span><text:span text:style-name="T11">xsi</text:span><text:span text:style-name="T3">:noNamespaceSchemaLocation</text:span><text:span text:style-name="T12">="urn:magento:framework/ObjectManager/etc/config.xsd"</text:span><text:span text:style-name="T13">&gt;</text:span><text:line-break/><text:span text:style-name="T13"> <text:s text:c="3"/></text:span><text:span text:style-name="T14">&lt;!-- Exemple : Déclarations futures de préférence ou d'injections pour ce module --&gt;</text:span><text:line-break/><text:span text:style-name="T13">&lt;/config&gt;</text:span></text:p>
      <text:p text:style-name="P14"><text:span text:style-name="T3"/></text:p>
      <text:p text:style-name="P46"><text:span text:style-name="T3">Voici un </text:span><text:span text:style-name="Strong_20_Emphasis"><text:span text:style-name="T4">contenu initial vide</text:span></text:span><text:span text:style-name="T3">, car les configurations spécifiques (services, interfaces) seront ajoutées plus tard lorsque nous ajouterons de la logique métier.<text:line-break/>Pour l’instant, gardons ce fichier dans la structure.</text:span></text:p>
      <text:p text:style-name="P11"/>
      <text:h text:style-name="P5" text:outline-level="4"><text:span text:style-name="Strong_20_Emphasis">3. Activation du module via le CLI Magento</text:span></text:h>
      <text:p text:style-name="P45">Une fois la structure et les fichiers nécessaires créés, activons le module dans Magento.</text:p>
      <text:h text:style-name="P8" text:outline-level="5"><text:span text:style-name="Strong_20_Emphasis">3.1. Vérifier la configuration initiale</text:span></text:h>
      <text:p text:style-name="P44">Magento détecte automatiquement les modules en analysant les fichiers de configuration comme <text:span text:style-name="Source_20_Text">registration.php</text:span> et <text:span text:style-name="Source_20_Text">module.xml</text:span>. Avant de l'activer :</text:p>
      <text:list xml:id="list3019151966" text:style-name="L17">
        <text:list-item>
          <text:p text:style-name="P20"><text:span text:style-name="Strong_20_Emphasis">Assurez-vous que la structure suivante existe :</text:span> </text:p>
        </text:list-item>
      </text:list>
      <text:p text:style-name="P12"><text:span text:style-name="T3">app/code/MyNamespace/AmazonIntegration/</text:span><text:line-break/><text:span text:style-name="T3"> <text:s text:c="3"/>├── registration.php</text:span><text:line-break/><text:span text:style-name="T3"> <text:s text:c="3"/>├── etc/</text:span><text:line-break/><text:span text:style-name="T3"> <text:s text:c="7"/>├── module.xml</text:span><text:line-break/><text:span text:style-name="T3"> <text:s text:c="7"/>├── di.xml</text:span></text:p>
      <text:p text:style-name="P14"><text:span text:style-name="T3"/></text:p>
      <text:p text:style-name="P46"><text:soft-page-break/><text:span text:style-name="T3">Vérifiez que les noms (</text:span><text:span text:style-name="Source_20_Text"><text:span text:style-name="T6">MyNamespace_AmazonIntegration</text:span></text:span><text:span text:style-name="T3">) sont cohérents dans tous les fichiers. </text:span></text:p>
      <text:p text:style-name="P11"/>
      <text:h text:style-name="P8" text:outline-level="5"><text:span text:style-name="Strong_20_Emphasis">3.2. Commande pour activer le module via CLI :</text:span></text:h>
      <text:p text:style-name="P44">Exécutez les commandes suivantes depuis la racine de votre projet Magento (là où se trouve votre fichier <text:span text:style-name="Source_20_Text">bin/magento</text:span>).</text:p>
      <text:list xml:id="list455734510" text:style-name="L18">
        <text:list-item>
          <text:p text:style-name="P21"><text:span text:style-name="Strong_20_Emphasis">Mettre à jour les configurations Magento</text:span> : </text:p>
        </text:list-item>
      </text:list>
      <text:p text:style-name="P12"><text:span text:style-name="T15">php </text:span><text:span text:style-name="T3">bin/magento setup:upgrade</text:span></text:p>
      <text:p text:style-name="P14"><text:span text:style-name="T3"/></text:p>
      <text:p text:style-name="P46"><text:span text:style-name="T3">Cette commande :</text:span></text:p>
      <text:list xml:id="list618538986" text:style-name="L19">
        <text:list-item>
          <text:p text:style-name="P22">Vérifie et enregistre tous les nouveaux modules définis (comme notre <text:span text:style-name="Source_20_Text">AmazonIntegration</text:span>). </text:p>
        </text:list-item>
        <text:list-item>
          <text:p text:style-name="P23">Exécute les scripts associés aux installations de modules (comme les migrations, etc.). </text:p>
        </text:list-item>
      </text:list>
      <text:list xml:id="list2052897357" text:style-name="L20">
        <text:list-item>
          <text:p text:style-name="P24"><text:span text:style-name="Strong_20_Emphasis">Vérifier que le module est bien activé</text:span> : Après avoir exécuté <text:span text:style-name="Source_20_Text">setup:upgrade</text:span>, utilisez la commande suivante pour lister les modules activés : </text:p>
        </text:list-item>
      </text:list>
      <text:p text:style-name="P12"><text:span text:style-name="T15">php </text:span><text:span text:style-name="T3">bin/magento module:status</text:span></text:p>
      <text:p text:style-name="P14"><text:span text:style-name="T3"/></text:p>
      <text:p text:style-name="P46"><text:span text:style-name="T3">Si le module est correctement activé, vous verrez qu’il est marqué comme </text:span><text:span text:style-name="Source_20_Text"><text:span text:style-name="T6">enabled</text:span></text:span><text:span text:style-name="T3">.</text:span></text:p>
      <text:p text:style-name="P11"/>
      <text:h text:style-name="P8" text:outline-level="5"><text:span text:style-name="Strong_20_Emphasis">3.3. Optionnel : vider le cache</text:span></text:h>
      <text:p text:style-name="P44">Si vous ne voyez pas les modifications ou si Magento ne détecte pas le nouveau module immédiatement, videz le cache Magento </text:p>
      <text:p text:style-name="P12"><text:span text:style-name="T15">php </text:span><text:span text:style-name="T3">bin/magento cache:flush</text:span></text:p>
      <text:p text:style-name="P14"><text:span text:style-name="T3"/></text:p>
      <text:h text:style-name="P6" text:outline-level="4"><text:span text:style-name="Strong_20_Emphasis"><text:span text:style-name="T4">4. Résultat attendu</text:span></text:span></text:h>
      <text:p text:style-name="P45">Si tout est correctement configuré :</text:p>
      <text:list xml:id="list868433638" text:style-name="L21">
        <text:list-item>
          <text:p text:style-name="P25">Magento reconnaît le nouveau module <text:span text:style-name="Source_20_Text">MyNamespace_AmazonIntegration</text:span>. </text:p>
        </text:list-item>
        <text:list-item>
          <text:p text:style-name="P25">Le fichier <text:span text:style-name="Source_20_Text">module.xml</text:span> déclare correctement le module et celui-ci est officiellement activé. </text:p>
        </text:list-item>
        <text:list-item>
          <text:p text:style-name="P26">La commande <text:span text:style-name="Source_20_Text">php bin/magento module:status</text:span> retournera une liste affichant <text:span text:style-name="Source_20_Text">MyNamespace_AmazonIntegration : enabled</text:span>. </text:p>
        </text:list-item>
      </text:list>
      <text:p text:style-name="P45">Vous avez maintenant une structure de base prête pour commencer à écrire le code métier de votre module, comme l'importation des produits d'Amazon !</text:p>
      <text:p text:style-name="P14"><text:span text:style-name="T3"/></text:p>
      <text:p text:style-name="P15"/>
      <text:p text:style-name="P45"><text:span text:style-name="Strong_20_Emphasis"/></text:p>
      <text:h text:style-name="P2" text:outline-level="3"><text:soft-page-break/><text:span text:style-name="Strong_20_Emphasis">2.2. Intégration avec l’API Amazon</text:span></text:h>
      <text:h text:style-name="P5" text:outline-level="4"><text:span text:style-name="Strong_20_Emphasis">Objectif :</text:span></text:h>
      <text:list xml:id="list1176517199" text:style-name="L22">
        <text:list-item>
          <text:p text:style-name="P27">Créer un service PHP dans Magento dédié à l’interrogation de l'Amazon Product Advertising API. </text:p>
        </text:list-item>
        <text:list-item>
          <text:p text:style-name="P27">Gérer l'authentification en générant des signatures avec les clés d’accès. </text:p>
        </text:list-item>
        <text:list-item>
          <text:p text:style-name="P27">Effectuer une requête GET vers Amazon et récupérer les données produits sous format JSON. </text:p>
        </text:list-item>
        <text:list-item>
          <text:p text:style-name="P28">Logger les réponses pour vérifier que les données sont correctement récupérées. </text:p>
        </text:list-item>
      </text:list>
      <text:h text:style-name="P2" text:outline-level="3"><text:span text:style-name="Strong_20_Emphasis"/></text:h>
      <text:h text:style-name="P2" text:outline-level="3"><text:span text:style-name="Strong_20_Emphasis">Etapes détaillées :</text:span></text:h>
      <text:h text:style-name="P5" text:outline-level="4"><text:span text:style-name="Strong_20_Emphasis">A. Création d’un service dédié dans Magento</text:span></text:h>
      <text:p text:style-name="P45">Un service dans Magento est simplement une classe PHP dédiée qui contient la logique métier. Pour interroger l’API Amazon, nous allons créer une classe et lui associer l'authentification et la requête GET.</text:p>
      <text:p text:style-name="P11"/>
      <text:h text:style-name="P8" text:outline-level="5"><text:span text:style-name="Strong_20_Emphasis">1. Structure du dossier et classe de service</text:span></text:h>
      <text:p text:style-name="P44">Créez le dossier suivant dans votre module pour organiser le code de votre service :</text:p>
      <text:p text:style-name="P13"><text:span text:style-name="Strong_20_Emphasis"><text:span text:style-name="T3">app/</text:span></text:span><text:line-break/><text:span text:style-name="T3">└── code/</text:span><text:line-break/><text:span text:style-name="T3"> <text:s text:c="3"/>└── MyNamespace/</text:span><text:line-break/><text:span text:style-name="T3"> <text:s text:c="7"/>└── AmazonIntegration/</text:span><text:line-break/><text:span text:style-name="T3"> <text:s text:c="11"/>└── Model/</text:span><text:line-break/><text:span text:style-name="T3"> <text:s text:c="15"/>└── Service/</text:span><text:line-break/><text:span text:style-name="T3"> <text:s text:c="19"/>└── ProductApiService.php</text:span></text:p>
      <text:p text:style-name="P45"><text:span text:style-name="Source_20_Text">ProductApiService.php</text:span><text:span text:style-name="Strong_20_Emphasis"> : Fichier pour gérer la communication avec l'API.</text:span></text:p>
      <text:h text:style-name="P10" text:outline-level="5"><text:span text:style-name="Strong_20_Emphasis">2. Code de base pour le service :</text:span></text:h>
      <text:p text:style-name="P45">Chemin du fichier : <text:span text:style-name="Source_20_Text">app/code/MyNamespace/AmazonIntegration/Model/Service/ProductApiService.php</text:span></text:p>
      <text:p text:style-name="P44">Voici le contenu de départ de la classe :</text:p>
      <text:p text:style-name="P13"><text:span text:style-name="Strong_20_Emphasis"><text:span text:style-name="T3">&lt;?php</text:span></text:span><text:line-break/><text:line-break/><text:span text:style-name="T7">namespace </text:span><text:span text:style-name="T3">MyNamespace\AmazonIntegration\Model\Service;</text:span><text:line-break/><text:line-break/><text:span text:style-name="T7">use </text:span><text:span text:style-name="T3">Psr\Log\LoggerInterface;</text:span><text:line-break/><text:line-break/><text:span text:style-name="T7">class </text:span><text:span text:style-name="T3">ProductApiService</text:span><text:line-break/><text:span text:style-name="T3">{</text:span><text:line-break/><text:span text:style-name="T3"> <text:s text:c="3"/></text:span><text:span text:style-name="T7">private </text:span><text:span text:style-name="T3">$accessKey;</text:span><text:line-break/><text:span text:style-name="T3"> <text:s text:c="3"/></text:span><text:span text:style-name="T7">private </text:span><text:span text:style-name="T3">$secretKey;</text:span><text:line-break/><text:span text:style-name="T3"> <text:s text:c="3"/></text:span><text:span text:style-name="T7">private </text:span><text:span text:style-name="T3">$partnerTag;</text:span><text:line-break/><text:soft-page-break/><text:span text:style-name="T3"> <text:s text:c="3"/></text:span><text:span text:style-name="T7">private </text:span><text:span text:style-name="T3">$host;</text:span><text:line-break/><text:span text:style-name="T3"> <text:s text:c="3"/></text:span><text:span text:style-name="T7">private </text:span><text:span text:style-name="T3">$region;</text:span><text:line-break/><text:line-break/><text:span text:style-name="T3"> <text:s text:c="3"/>/**</text:span><text:line-break/><text:span text:style-name="T14"> <text:s text:c="4"/>* </text:span><text:span text:style-name="T7">@var </text:span><text:span text:style-name="T14">LoggerInterface</text:span><text:line-break/><text:span text:style-name="T14"> <text:s text:c="4"/></text:span><text:span text:style-name="T3">*/</text:span><text:line-break/><text:span text:style-name="T3"> <text:s text:c="3"/></text:span><text:span text:style-name="T7">private </text:span><text:span text:style-name="T3">$logger;</text:span><text:line-break/><text:line-break/><text:span text:style-name="T3"> <text:s text:c="3"/>/**</text:span><text:line-break/><text:span text:style-name="T14"> <text:s text:c="4"/>* ProductApiService constructor.</text:span><text:line-break/><text:span text:style-name="T14"> <text:s text:c="4"/>* </text:span><text:span text:style-name="T7">@param </text:span><text:span text:style-name="T14">LoggerInterface $logger</text:span><text:line-break/><text:span text:style-name="T14"> <text:s text:c="4"/></text:span><text:span text:style-name="T3">*/</text:span><text:line-break/><text:span text:style-name="T3"> <text:s text:c="3"/></text:span><text:span text:style-name="T7">public function </text:span><text:span text:style-name="T3">__construct(</text:span><text:line-break/><text:span text:style-name="T3"> <text:s text:c="7"/>LoggerInterface $logger</text:span><text:line-break/><text:span text:style-name="T3"> <text:s text:c="3"/>) {</text:span><text:line-break/><text:span text:style-name="T3"> <text:s text:c="7"/>$this-&gt;logger = $logger;</text:span><text:line-break/><text:line-break/><text:span text:style-name="T3"> <text:s text:c="7"/>//</text:span><text:span text:style-name="T14"> Remplacez ici par vos propres clés et informations Amazon</text:span><text:line-break/><text:span text:style-name="T14"> <text:s text:c="7"/></text:span><text:span text:style-name="T3">$this-&gt;accessKey = '</text:span><text:span text:style-name="T12">VOTRE_ACCESS_KEY</text:span><text:span text:style-name="T3">'; </text:span><text:line-break/><text:span text:style-name="T3"> <text:s text:c="7"/>$this-&gt;secretKey = '</text:span><text:span text:style-name="T12">VOTRE_SECRET_KEY</text:span><text:span text:style-name="T3">'; </text:span><text:line-break/><text:span text:style-name="T3"> <text:s text:c="7"/>$this-&gt;partnerTag = '</text:span><text:span text:style-name="T12">VOTRE_PARTNER_TAG</text:span><text:span text:style-name="T3">';</text:span><text:line-break/><text:span text:style-name="T3"> <text:s text:c="7"/>$this-&gt;host = '</text:span><text:span text:style-name="T12">webservices.amazon.fr</text:span><text:span text:style-name="T3">'; //</text:span><text:span text:style-name="T14"> Endpoint FR</text:span><text:line-break/><text:span text:style-name="T14"> <text:s text:c="7"/></text:span><text:span text:style-name="T3">$this-&gt;region = '</text:span><text:span text:style-name="T12">eu-west-1</text:span><text:span text:style-name="T3">'; <text:s/>//</text:span><text:span text:style-name="T14"> Région AWS</text:span><text:line-break/><text:span text:style-name="T14"> <text:s text:c="3"/></text:span><text:span text:style-name="T3">}</text:span><text:line-break/><text:line-break/><text:span text:style-name="T3"> <text:s text:c="3"/>/**</text:span><text:line-break/><text:span text:style-name="T14"> <text:s text:c="4"/>* Méthode pour effectuer une requête GET vers l'API Amazon</text:span><text:line-break/><text:span text:style-name="T14"> <text:s text:c="4"/>*</text:span><text:line-break/><text:span text:style-name="T14"> <text:s text:c="4"/>* </text:span><text:span text:style-name="T7">@param array</text:span><text:span text:style-name="T14"> $queryParams</text:span><text:line-break/><text:span text:style-name="T14"> <text:s text:c="4"/>* </text:span><text:span text:style-name="T7">@return array</text:span><text:span text:style-name="T3">|</text:span><text:span text:style-name="T7">null</text:span><text:line-break/><text:span text:style-name="T7"> <text:s text:c="4"/></text:span><text:span text:style-name="T3">*/</text:span><text:line-break/><text:span text:style-name="T3"> <text:s text:c="3"/></text:span><text:span text:style-name="T7">public function </text:span><text:span text:style-name="T9">getProducts</text:span><text:span text:style-name="T3">(</text:span><text:span text:style-name="T7">array </text:span><text:span text:style-name="T3">$queryParams): ?</text:span><text:span text:style-name="T7">array</text:span><text:line-break/><text:span text:style-name="T7"> <text:s text:c="3"/></text:span><text:span text:style-name="T3">{</text:span><text:line-break/><text:span text:style-name="T3"> <text:s text:c="7"/>$uri = '</text:span><text:span text:style-name="T12">/paapi5/searchitems</text:span><text:span text:style-name="T3">';</text:span><text:line-break/><text:span text:style-name="T3"> <text:s text:c="7"/>$method = '</text:span><text:span text:style-name="T12">GET</text:span><text:span text:style-name="T3">';</text:span><text:line-break/><text:span text:style-name="T3"> <text:s text:c="7"/>$timestamp = gmdate('</text:span><text:span text:style-name="T12">Ymd\THis\Z</text:span><text:span text:style-name="T3">');</text:span><text:line-break/><text:span text:style-name="T3"> <text:s text:c="7"/>$date = gmdate('</text:span><text:span text:style-name="T12">Ymd</text:span><text:span text:style-name="T3">');</text:span><text:line-break/><text:line-break/><text:span text:style-name="T3"> <text:s text:c="7"/>//</text:span><text:span text:style-name="T14"> Ajouter les paramètres obligatoires</text:span><text:line-break/><text:span text:style-name="T14"> <text:s text:c="7"/></text:span><text:span text:style-name="T3">$queryParams['</text:span><text:span text:style-name="T12">PartnerTag</text:span><text:span text:style-name="T3">'] = $this-&gt;partnerTag;</text:span><text:line-break/><text:span text:style-name="T3"> <text:s text:c="7"/>$queryParams['</text:span><text:span text:style-name="T12">PartnerType</text:span><text:span text:style-name="T3">'] = '</text:span><text:span text:style-name="T12">Associates</text:span><text:span text:style-name="T3">';</text:span><text:line-break/><text:span text:style-name="T3"> <text:s text:c="7"/>$queryParams['</text:span><text:span text:style-name="T12">Marketplace</text:span><text:span text:style-name="T3">'] = '</text:span><text:span text:style-name="T12">www.amazon.fr</text:span><text:span text:style-name="T3">';</text:span><text:line-break/><text:line-break/><text:span text:style-name="T3"> <text:s text:c="7"/>//</text:span><text:span text:style-name="T14"> Génération de la chaîne de requête</text:span><text:line-break/><text:span text:style-name="T14"> <text:s text:c="7"/></text:span><text:span text:style-name="T3">$queryString = http_build_query($queryParams, '', '</text:span><text:span text:style-name="T12">&amp;</text:span><text:span text:style-name="T3">', </text:span><text:span text:style-name="T10">PHP_QUERY_RFC3986</text:span><text:span text:style-name="T3">);</text:span><text:line-break/><text:line-break/><text:span text:style-name="T3"> <text:s text:c="7"/>//</text:span><text:span text:style-name="T14"> Construction de la chaîne pour la signature</text:span><text:line-break/><text:span text:style-name="T14"> <text:s text:c="7"/></text:span><text:span text:style-name="T3">$canonicalRequest = implode("</text:span><text:span text:style-name="T8">\n</text:span><text:span text:style-name="T3">", [</text:span><text:line-break/><text:span text:style-name="T3"> <text:s text:c="11"/>$method,</text:span><text:line-break/><text:span text:style-name="T3"> <text:s text:c="11"/>$uri,</text:span><text:line-break/><text:span text:style-name="T3"> <text:s text:c="11"/>$queryString,</text:span><text:line-break/><text:span text:style-name="T3"> <text:s text:c="11"/>"</text:span><text:span text:style-name="T12">host:</text:span><text:span text:style-name="T3">{$this-&gt;host}",</text:span><text:line-break/><text:span text:style-name="T3"> <text:s text:c="11"/>"</text:span><text:span text:style-name="T12">x-amz-date:</text:span><text:span text:style-name="T3">{$timestamp}",</text:span><text:line-break/><text:span text:style-name="T3"> <text:s text:c="11"/>'',</text:span><text:line-break/><text:span text:style-name="T3"> <text:s text:c="11"/>"</text:span><text:span text:style-name="T12">host;x-amz-date</text:span><text:span text:style-name="T3">",</text:span><text:line-break/><text:span text:style-name="T3"> <text:s text:c="11"/>hash('</text:span><text:span text:style-name="T12">sha256</text:span><text:span text:style-name="T3">', '')</text:span><text:line-break/><text:span text:style-name="T3"> <text:s text:c="7"/>]);</text:span><text:line-break/><text:line-break/><text:soft-page-break/><text:span text:style-name="T3"> <text:s text:c="7"/>$stringToSign = implode("</text:span><text:span text:style-name="T8">\n</text:span><text:span text:style-name="T3">", [</text:span><text:line-break/><text:span text:style-name="T3"> <text:s text:c="11"/>"</text:span><text:span text:style-name="T12">AWS4-HMAC-SHA256</text:span><text:span text:style-name="T3">",</text:span><text:line-break/><text:span text:style-name="T3"> <text:s text:c="11"/>$timestamp,</text:span><text:line-break/><text:span text:style-name="T3"> <text:s text:c="11"/>"{$date}</text:span><text:span text:style-name="T12">/</text:span><text:span text:style-name="T3">{$this-&gt;region}</text:span><text:span text:style-name="T12">/ProductAdvertisingAPI/aws4_request</text:span><text:span text:style-name="T3">",</text:span><text:line-break/><text:span text:style-name="T3"> <text:s text:c="11"/>hash('</text:span><text:span text:style-name="T12">sha256</text:span><text:span text:style-name="T3">', $canonicalRequest)</text:span><text:line-break/><text:span text:style-name="T3"> <text:s text:c="7"/>]);</text:span><text:line-break/><text:line-break/><text:span text:style-name="T3"> <text:s text:c="7"/>$signingKey = $this-&gt;</text:span><text:span text:style-name="T9">getSignatureKey</text:span><text:span text:style-name="T3">($this-&gt;secretKey, $date, $this-&gt;region, '</text:span><text:span text:style-name="T12">ProductAdvertisingAPI</text:span><text:span text:style-name="T3">');</text:span><text:line-break/><text:span text:style-name="T3"> <text:s text:c="7"/>$signature = hash_hmac('</text:span><text:span text:style-name="T12">sha256</text:span><text:span text:style-name="T3">', $stringToSign, $signingKey);</text:span><text:line-break/><text:line-break/><text:span text:style-name="T3"> <text:s text:c="7"/>//</text:span><text:span text:style-name="T14"> Construction de l'URL complète</text:span><text:line-break/><text:span text:style-name="T14"> <text:s text:c="7"/></text:span><text:span text:style-name="T3">$url = "</text:span><text:span text:style-name="T12">https://</text:span><text:span text:style-name="T3">{$this-&gt;host}{$uri}</text:span><text:span text:style-name="T12">?</text:span><text:span text:style-name="T3">{$queryString}";</text:span><text:line-break/><text:line-break/><text:span text:style-name="T3"> <text:s text:c="7"/>//</text:span><text:span text:style-name="T14"> Configuration des headers de la requête</text:span><text:line-break/><text:span text:style-name="T14"> <text:s text:c="7"/></text:span><text:span text:style-name="T3">$headers = [</text:span><text:line-break/><text:span text:style-name="T3"> <text:s text:c="11"/>"</text:span><text:span text:style-name="T12">Content-Type: application/json; charset=utf-8</text:span><text:span text:style-name="T3">",</text:span><text:line-break/><text:span text:style-name="T3"> <text:s text:c="11"/>"</text:span><text:span text:style-name="T12">Host: </text:span><text:span text:style-name="T3">{$this-&gt;host}",</text:span><text:line-break/><text:span text:style-name="T3"> <text:s text:c="11"/>"</text:span><text:span text:style-name="T12">X-Amz-Date: </text:span><text:span text:style-name="T3">{$timestamp}",</text:span><text:line-break/><text:span text:style-name="T3"> <text:s text:c="11"/>"</text:span><text:span text:style-name="T12">Authorization: AWS4-HMAC-SHA256 Credential=</text:span><text:span text:style-name="T3">{$this-&gt;accessKey}</text:span><text:span text:style-name="T12">/</text:span><text:span text:style-name="T3">{$date}</text:span><text:span text:style-name="T12">/</text:span><text:span text:style-name="T3">{$this-&gt;region}</text:span><text:span text:style-name="T12">/ProductAdvertisingAPI/aws4_request, SignedHeaders=host;x-amz-date, Signature=</text:span><text:span text:style-name="T3">{$signature}"</text:span><text:line-break/><text:span text:style-name="T3"> <text:s text:c="7"/>];</text:span><text:line-break/><text:line-break/><text:span text:style-name="T3"> <text:s text:c="7"/>//</text:span><text:span text:style-name="T14"> Effectuer la requête avec cURL</text:span><text:line-break/><text:span text:style-name="T14"> <text:s text:c="7"/></text:span><text:span text:style-name="T3">$response = $this-&gt;</text:span><text:span text:style-name="T9">executeCurl</text:span><text:span text:style-name="T3">($url, $headers);</text:span><text:line-break/><text:line-break/><text:span text:style-name="T3"> <text:s text:c="7"/>//</text:span><text:span text:style-name="T14"> Logger la réponse pour vérifier les résultats</text:span><text:line-break/><text:span text:style-name="T14"> <text:s text:c="7"/></text:span><text:span text:style-name="T7">if </text:span><text:span text:style-name="T3">($response) {</text:span><text:line-break/><text:span text:style-name="T3"> <text:s text:c="11"/>$this-&gt;logger-&gt;</text:span><text:span text:style-name="T9">info</text:span><text:span text:style-name="T3">('</text:span><text:span text:style-name="T12">Amazon API Response: </text:span><text:span text:style-name="T3">', ['</text:span><text:span text:style-name="T12">response</text:span><text:span text:style-name="T3">' =&gt; $response]);</text:span><text:line-break/><text:span text:style-name="T3"> <text:s text:c="7"/>}</text:span><text:line-break/><text:line-break/><text:span text:style-name="T3"> <text:s text:c="7"/></text:span><text:span text:style-name="T7">return </text:span><text:span text:style-name="T3">$response ? json_decode($response, </text:span><text:span text:style-name="T10">true</text:span><text:span text:style-name="T3">) : </text:span><text:span text:style-name="T10">null</text:span><text:span text:style-name="T3">;</text:span><text:line-break/><text:span text:style-name="T3"> <text:s text:c="3"/>}</text:span><text:line-break/><text:line-break/><text:span text:style-name="T3"> <text:s text:c="3"/>/**</text:span><text:line-break/><text:span text:style-name="T14"> <text:s text:c="4"/>* Générer la clé de signature</text:span><text:line-break/><text:span text:style-name="T14"> <text:s text:c="4"/></text:span><text:span text:style-name="T3">*/</text:span><text:line-break/><text:span text:style-name="T3"> <text:s text:c="3"/></text:span><text:span text:style-name="T7">private function </text:span><text:span text:style-name="T9">getSignatureKey</text:span><text:span text:style-name="T3">($key, $date, $region, $service)</text:span><text:line-break/><text:span text:style-name="T3"> <text:s text:c="3"/>{</text:span><text:line-break/><text:span text:style-name="T3"> <text:s text:c="7"/>$kDate = hash_hmac('</text:span><text:span text:style-name="T12">sha256</text:span><text:span text:style-name="T3">', $date, "</text:span><text:span text:style-name="T12">AWS4</text:span><text:span text:style-name="T3">{$key}", </text:span><text:span text:style-name="T10">true</text:span><text:span text:style-name="T3">);</text:span><text:line-break/><text:span text:style-name="T3"> <text:s text:c="7"/>$kRegion = hash_hmac('</text:span><text:span text:style-name="T12">sha256</text:span><text:span text:style-name="T3">', $region, $kDate, </text:span><text:span text:style-name="T10">true</text:span><text:span text:style-name="T3">);</text:span><text:line-break/><text:span text:style-name="T3"> <text:s text:c="7"/>$kService = hash_hmac('</text:span><text:span text:style-name="T12">sha256</text:span><text:span text:style-name="T3">', $service, $kRegion, </text:span><text:span text:style-name="T10">true</text:span><text:span text:style-name="T3">);</text:span><text:line-break/><text:span text:style-name="T3"> <text:s text:c="7"/>$kSigning = hash_hmac('</text:span><text:span text:style-name="T12">sha256</text:span><text:span text:style-name="T3">', '</text:span><text:span text:style-name="T12">aws4_request</text:span><text:span text:style-name="T3">', $kService, </text:span><text:span text:style-name="T10">true</text:span><text:span text:style-name="T3">);</text:span><text:line-break/><text:line-break/><text:span text:style-name="T3"> <text:s text:c="7"/></text:span><text:span text:style-name="T7">return </text:span><text:span text:style-name="T3">$kSigning;</text:span><text:line-break/><text:span text:style-name="T3"> <text:s text:c="3"/>}</text:span><text:line-break/><text:line-break/><text:span text:style-name="T3"> <text:s text:c="3"/>/**</text:span><text:line-break/><text:span text:style-name="T14"> <text:s text:c="4"/>* Exécuter une requête cURL</text:span><text:line-break/><text:span text:style-name="T14"> <text:s text:c="4"/></text:span><text:span text:style-name="T3">*/</text:span><text:line-break/><text:span text:style-name="T3"> <text:s text:c="3"/></text:span><text:span text:style-name="T7">private function </text:span><text:span text:style-name="T9">executeCurl</text:span><text:span text:style-name="T3">($url, $headers)</text:span><text:line-break/><text:span text:style-name="T3"> <text:s text:c="3"/>{</text:span><text:line-break/><text:span text:style-name="T3"> <text:s text:c="7"/>$ch = curl_init();</text:span><text:line-break/><text:line-break/><text:span text:style-name="T3"> <text:s text:c="7"/>curl_setopt($ch, </text:span><text:span text:style-name="T10">CURLOPT_URL</text:span><text:span text:style-name="T3">, $url);</text:span><text:line-break/><text:span text:style-name="T3"> <text:s text:c="7"/>curl_setopt($ch, </text:span><text:span text:style-name="T10">CURLOPT_HTTPHEADER</text:span><text:span text:style-name="T3">, $headers);</text:span><text:line-break/><text:span text:style-name="T3"> <text:s text:c="7"/>curl_setopt($ch, </text:span><text:span text:style-name="T10">CURLOPT_RETURNTRANSFER</text:span><text:span text:style-name="T3">, </text:span><text:span text:style-name="T10">true</text:span><text:span text:style-name="T3">);</text:span><text:line-break/><text:soft-page-break/><text:line-break/><text:span text:style-name="T3"> <text:s text:c="7"/>$response = curl_exec($ch);</text:span><text:line-break/><text:line-break/><text:span text:style-name="T3"> <text:s text:c="7"/></text:span><text:span text:style-name="T7">if </text:span><text:span text:style-name="T3">(curl_errno($ch)) {</text:span><text:line-break/><text:span text:style-name="T3"> <text:s text:c="11"/>$this-&gt;logger-&gt;</text:span><text:span text:style-name="T9">error</text:span><text:span text:style-name="T3">('</text:span><text:span text:style-name="T12">Amazon API cURL Error: </text:span><text:span text:style-name="T3">' . curl_error($ch));</text:span><text:line-break/><text:span text:style-name="T3"> <text:s text:c="7"/>}</text:span><text:line-break/><text:line-break/><text:span text:style-name="T3"> <text:s text:c="7"/>curl_close($ch);</text:span><text:line-break/><text:line-break/><text:span text:style-name="T3"> <text:s text:c="7"/></text:span><text:span text:style-name="T7">return </text:span><text:span text:style-name="T3">$response;</text:span><text:line-break/><text:span text:style-name="T3"> <text:s text:c="3"/>}</text:span><text:line-break/><text:span text:style-name="T3">}</text:span></text:p>
      <text:h text:style-name="P7" text:outline-level="4"><text:span text:style-name="Strong_20_Emphasis">B. Logger les réponses</text:span></text:h>
      <text:p text:style-name="P45">Nous avons inclus l’utilisation de la <text:span text:style-name="Strong_20_Emphasis">Psr\Log\LoggerInterface</text:span>, qui permet de logger les réponses de l’API dans les logs Magento. Une fois l'API interrogée avec succès, les réponses seront enregistrées dans les logs pour vous permettre d’analyser les données récupérées.</text:p>
      <text:p text:style-name="P45">Chemin des logs dans Magento :<text:line-break/><text:span text:style-name="Source_20_Text">var/log/system.log</text:span></text:p>
      <text:p text:style-name="P11"/>
      <text:h text:style-name="P5" text:outline-level="4"><text:span text:style-name="Strong_20_Emphasis">C. Test du service</text:span></text:h>
      <text:p text:style-name="P45">Pour tester la classe <text:span text:style-name="Source_20_Text">ProductApiService</text:span>, nous pouvons soit créer une commande CLI, soit un simple script de test dans Magento. En voici un exemple avec une requête simple :</text:p>
      <text:h text:style-name="P8" text:outline-level="5">Créer une commande CLI pour exécuter le test :</text:h>
      <text:list xml:id="list2211233124" text:style-name="L23">
        <text:list-item>
          <text:p text:style-name="P29"><text:span text:style-name="Strong_20_Emphasis">Dossier de la commande CLI</text:span> :<text:line-break/>Créez un fichier dans :<text:line-break/><text:span text:style-name="Source_20_Text">app/code/MyNamespace/AmazonIntegration/Console/Command/</text:span></text:p>
        </text:list-item>
        <text:list-item>
          <text:p text:style-name="P30"><text:span text:style-name="Strong_20_Emphasis">Exemple de commande CLI</text:span> :</text:p>
        </text:list-item>
      </text:list>
      <text:p text:style-name="P13"><text:span text:style-name="Strong_20_Emphasis"><text:span text:style-name="T3">&lt;?php</text:span></text:span><text:line-break/><text:line-break/><text:span text:style-name="T7">namespace </text:span><text:span text:style-name="T3">MyNamespace\AmazonIntegration\Console\Command;</text:span><text:line-break/><text:line-break/><text:span text:style-name="T7">use </text:span><text:span text:style-name="T3">Magento\Framework\App\State;</text:span><text:line-break/><text:span text:style-name="T7">use </text:span><text:span text:style-name="T3">MyNamespace\AmazonIntegration\Model\Service\ProductApiService;</text:span><text:line-break/><text:span text:style-name="T7">use </text:span><text:span text:style-name="T3">Symfony\Component\Console\Command\Command;</text:span><text:line-break/><text:span text:style-name="T7">use </text:span><text:span text:style-name="T3">Symfony\Component\Console\Input\InputInterface;</text:span><text:line-break/><text:span text:style-name="T7">use </text:span><text:span text:style-name="T3">Symfony\Component\Console\Output\OutputInterface;</text:span><text:line-break/><text:line-break/><text:span text:style-name="T7">class </text:span><text:span text:style-name="T3">TestApiCommand </text:span><text:span text:style-name="T7">extends </text:span><text:span text:style-name="T3">Command</text:span><text:line-break/><text:span text:style-name="T3">{</text:span><text:line-break/><text:span text:style-name="T3"> <text:s text:c="3"/></text:span><text:span text:style-name="T7">private </text:span><text:span text:style-name="T3">$productApiService;</text:span><text:line-break/><text:line-break/><text:span text:style-name="T3"> <text:s text:c="3"/></text:span><text:span text:style-name="T7">public function </text:span><text:span text:style-name="T3">__construct(ProductApiService $productApiService, State $state)</text:span><text:line-break/><text:span text:style-name="T3"> <text:s text:c="3"/>{</text:span><text:line-break/><text:span text:style-name="T3"> <text:s text:c="7"/>$this-&gt;productApiService = $productApiService;</text:span><text:line-break/><text:span text:style-name="T3"> <text:s text:c="7"/>$state-&gt;</text:span><text:span text:style-name="T9">setAreaCode</text:span><text:span text:style-name="T3">('</text:span><text:span text:style-name="T12">frontend</text:span><text:span text:style-name="T3">');</text:span><text:line-break/><text:span text:style-name="T3"> <text:s text:c="7"/></text:span><text:span text:style-name="T7">parent</text:span><text:span text:style-name="T3">::</text:span><text:span text:style-name="T9">__construct</text:span><text:span text:style-name="T3">();</text:span><text:line-break/><text:soft-page-break/><text:span text:style-name="T3"> <text:s text:c="3"/>}</text:span><text:line-break/><text:line-break/><text:span text:style-name="T3"> <text:s text:c="3"/></text:span><text:span text:style-name="T7">protected function </text:span><text:span text:style-name="T9">configure</text:span><text:span text:style-name="T3">()</text:span><text:line-break/><text:span text:style-name="T3"> <text:s text:c="3"/>{</text:span><text:line-break/><text:span text:style-name="T3"> <text:s text:c="7"/>$this-&gt;</text:span><text:span text:style-name="T9">setName</text:span><text:span text:style-name="T3">('</text:span><text:span text:style-name="T12">amazonintegration:api:test</text:span><text:span text:style-name="T3">')</text:span><text:line-break/><text:span text:style-name="T3"> <text:s text:c="11"/>-&gt;</text:span><text:span text:style-name="T9">setDescription</text:span><text:span text:style-name="T3">('</text:span><text:span text:style-name="T12">Tester le service de l</text:span><text:span text:style-name="T8">\'</text:span><text:span text:style-name="T12">API Amazon.</text:span><text:span text:style-name="T3">');</text:span><text:line-break/><text:span text:style-name="T3"> <text:s text:c="3"/>}</text:span><text:line-break/><text:line-break/><text:span text:style-name="T3"> <text:s text:c="3"/></text:span><text:span text:style-name="T7">protected function </text:span><text:span text:style-name="T9">execute</text:span><text:span text:style-name="T3">(InputInterface $input, OutputInterface $output)</text:span><text:line-break/><text:span text:style-name="T3"> <text:s text:c="3"/>{</text:span><text:line-break/><text:span text:style-name="T3"> <text:s text:c="7"/>$params = ['</text:span><text:span text:style-name="T12">Keywords</text:span><text:span text:style-name="T3">' =&gt; '</text:span><text:span text:style-name="T12">laptop</text:span><text:span text:style-name="T3">', '</text:span><text:span text:style-name="T12">ItemCount</text:span><text:span text:style-name="T3">' =&gt; </text:span><text:span text:style-name="T16">5</text:span><text:span text:style-name="T3">];</text:span><text:line-break/><text:span text:style-name="T3"> <text:s text:c="7"/>$response = $this-&gt;productApiService-&gt;</text:span><text:span text:style-name="T9">getProducts</text:span><text:span text:style-name="T3">($params);</text:span><text:line-break/><text:line-break/><text:span text:style-name="T3"> <text:s text:c="7"/>$output-&gt;</text:span><text:span text:style-name="T9">writeln</text:span><text:span text:style-name="T3">('</text:span><text:span text:style-name="T12">Réponse API :</text:span><text:span text:style-name="T3">');</text:span><text:line-break/><text:span text:style-name="T3"> <text:s text:c="7"/>$output-&gt;</text:span><text:span text:style-name="T9">writeln</text:span><text:span text:style-name="T3">(json_encode($response, </text:span><text:span text:style-name="T10">JSON_PRETTY_PRINT</text:span><text:span text:style-name="T3">));</text:span><text:line-break/><text:line-break/><text:span text:style-name="T3"> <text:s text:c="7"/></text:span><text:span text:style-name="T7">return </text:span><text:span text:style-name="T3">Command::</text:span><text:span text:style-name="T10">SUCCESS</text:span><text:span text:style-name="T3">;</text:span><text:line-break/><text:span text:style-name="T3"> <text:s text:c="3"/>}</text:span><text:line-break/><text:span text:style-name="T3">}</text:span></text:p>
      <text:p text:style-name="P45"><text:span text:style-name="Strong_20_Emphasis"><text:span text:style-name="T17">3 </text:span></text:span><text:span text:style-name="Strong_20_Emphasis">Enregistrer la commande :<text:line-break/>Ajoutez la commande CLI dans </text:span><text:span text:style-name="Source_20_Text">etc/di.xml</text:span><text:span text:style-name="Strong_20_Emphasis"> : </text:span></text:p>
      <text:p text:style-name="P13"><text:span text:style-name="Strong_20_Emphasis"><text:span text:style-name="T13">&lt;type </text:span></text:span><text:span text:style-name="T3">name</text:span><text:span text:style-name="T12">="Symfony\Component\Console\Application"</text:span><text:span text:style-name="T13">&gt;</text:span><text:line-break/><text:span text:style-name="T13"> <text:s text:c="3"/>&lt;arguments&gt;</text:span><text:line-break/><text:span text:style-name="T13"> <text:s text:c="7"/>&lt;argument </text:span><text:span text:style-name="T3">name</text:span><text:span text:style-name="T12">="commands" </text:span><text:span text:style-name="T11">xsi</text:span><text:span text:style-name="T3">:type</text:span><text:span text:style-name="T12">="array"</text:span><text:span text:style-name="T13">&gt;</text:span><text:line-break/><text:span text:style-name="T13"> <text:s text:c="11"/>&lt;item </text:span><text:span text:style-name="T3">name</text:span><text:span text:style-name="T12">="TestApiCommand" </text:span><text:span text:style-name="T11">xsi</text:span><text:span text:style-name="T3">:type</text:span><text:span text:style-name="T12">="object"</text:span><text:span text:style-name="T13">&gt;</text:span><text:span text:style-name="T3">MyNamespace\AmazonIntegration\Console\Command\TestApiCommand</text:span><text:span text:style-name="T13">&lt;/item&gt;</text:span><text:line-break/><text:span text:style-name="T13"> <text:s text:c="7"/>&lt;/argument&gt;</text:span><text:line-break/><text:span text:style-name="T13"> <text:s text:c="3"/>&lt;/arguments&gt;</text:span><text:line-break/><text:span text:style-name="T13">&lt;/type&gt;</text:span></text:p>
      <text:p text:style-name="P15"><text:span text:style-name="Strong_20_Emphasis"><text:span text:style-name="T17">4 </text:span></text:span><text:span text:style-name="Strong_20_Emphasis">Tester la commande : Exécutez la commande suivante pour tester l'API : </text:span></text:p>
      <text:p text:style-name="P13"><text:span text:style-name="Strong_20_Emphasis"><text:span text:style-name="T15">php </text:span></text:span><text:span text:style-name="T3">bin/magento amazonintegration:api:test</text:span></text:p>
      <text:h text:style-name="P2" text:outline-level="3"><text:span text:style-name="Strong_20_Emphasis">Conclusion</text:span></text:h>
      <text:p text:style-name="P45">Après ces étapes, vous aurez :</text:p>
      <text:list xml:id="list3562068377" text:style-name="L24">
        <text:list-item>
          <text:p text:style-name="P31">Un service fonctionnel pour interroger l'API Amazon avec des clés d’accès. </text:p>
        </text:list-item>
        <text:list-item>
          <text:p text:style-name="P31">Une méthode pour recevoir et logger les données produits dans Magento. </text:p>
        </text:list-item>
        <text:list-item>
          <text:p text:style-name="P32">Un outil CLI pour tester les appels API en développement. </text:p>
        </text:list-item>
      </text:list>
      <text:p text:style-name="P15"><text:span text:style-name="Strong_20_Emphasis"/></text:p>
      <text:p text:style-name="P46"/>
      <text:p text:style-name="P46"/>
      <text:p text:style-name="P46"/>
      <text:p text:style-name="P46"/>
      <text:p text:style-name="P46"/>
      <text:list xml:id="list138404783" text:style-name="L25">
        <text:list-item>
          <text:h text:style-name="P1" text:outline-level="3"><text:bookmark text:name="__DdeLink__3477_2092794412"/><text:soft-page-break/><text:span text:style-name="Strong_20_Emphasis">2.3. Enregistrement des produits en base (catalogue Magento)</text:span></text:h>
        </text:list-item>
      </text:list>
      <text:h text:style-name="P5" text:outline-level="4"><text:span text:style-name="Strong_20_Emphasis">Objectif :</text:span></text:h>
      <text:list xml:id="list458825618" text:style-name="L26">
        <text:list-item>
          <text:p text:style-name="P33">Mapper les données reçues de l'Amazon API (JSON) avec les entités produits de Magento (<text:span text:style-name="Source_20_Text">Product</text:span>). </text:p>
        </text:list-item>
        <text:list-item>
          <text:p text:style-name="P33">Ajouter ces produits au catalogue Magento en suivant les bonnes pratiques : </text:p>
          <text:list>
            <text:list-item>
              <text:p text:style-name="P33">Utilisation des <text:span text:style-name="Strong_20_Emphasis">Data Objects</text:span> et des <text:span text:style-name="Strong_20_Emphasis">Service Contracts</text:span>. </text:p>
            </text:list-item>
          </text:list>
        </text:list-item>
        <text:list-item>
          <text:p text:style-name="P34">Gérer les erreurs potentielles d'import (manque de données, duplication, etc.). </text:p>
        </text:list-item>
      </text:list>
      <text:p text:style-name="P45"/>
      <text:h text:style-name="P2" text:outline-level="3"><text:span text:style-name="Strong_20_Emphasis">Étapes détaillées :</text:span></text:h>
      <text:h text:style-name="P5" text:outline-level="4"><text:span text:style-name="Strong_20_Emphasis">A. Mapper les données de l'API Amazon avec les entités Magento</text:span></text:h>
      <text:list xml:id="list2054094539" text:style-name="L27">
        <text:list-item>
          <text:p text:style-name="P35"><text:span text:style-name="Strong_20_Emphasis">Décomposer les données reçues de l'API Amazon</text:span><text:line-break/>L'API Amazon renvoie généralement les produits sous format <text:span text:style-name="Source_20_Text">JSON</text:span>. Voici un exemple que nous allons mapper : </text:p>
        </text:list-item>
      </text:list>
      <text:p text:style-name="P13"><text:span text:style-name="T3">{</text:span><text:line-break/><text:span text:style-name="T3"> <text:s text:c="3"/></text:span><text:span text:style-name="T11">"Items"</text:span><text:span text:style-name="T3">: [</text:span><text:line-break/><text:span text:style-name="T3"> <text:s text:c="7"/>{</text:span><text:line-break/><text:span text:style-name="T3"> <text:s text:c="11"/></text:span><text:span text:style-name="T11">"ASIN"</text:span><text:span text:style-name="T3">: </text:span><text:span text:style-name="T12">"B08N5WRWNW"</text:span><text:span text:style-name="T3">,</text:span><text:line-break/><text:span text:style-name="T3"> <text:s text:c="11"/></text:span><text:span text:style-name="T11">"ItemInfo"</text:span><text:span text:style-name="T3">: {</text:span><text:line-break/><text:span text:style-name="T3"> <text:s text:c="15"/></text:span><text:span text:style-name="T11">"Title"</text:span><text:span text:style-name="T3">: </text:span><text:span text:style-name="T12">"Amazon Echo (4th Gen)"</text:span><text:span text:style-name="T3">,</text:span><text:line-break/><text:span text:style-name="T3"> <text:s text:c="15"/></text:span><text:span text:style-name="T11">"Features"</text:span><text:span text:style-name="T3">: [</text:span><text:line-break/><text:span text:style-name="T3"> <text:s text:c="19"/></text:span><text:span text:style-name="T12">"Premium sound"</text:span><text:span text:style-name="T3">,</text:span><text:line-break/><text:span text:style-name="T3"> <text:s text:c="19"/></text:span><text:span text:style-name="T12">"Smart home enabled"</text:span><text:span text:style-name="T3">,</text:span><text:line-break/><text:span text:style-name="T3"> <text:s text:c="19"/></text:span><text:span text:style-name="T12">"Alexa built-in"</text:span><text:line-break/><text:span text:style-name="T12"> <text:s text:c="15"/></text:span><text:span text:style-name="T3">]</text:span><text:line-break/><text:span text:style-name="T3"> <text:s text:c="11"/>},</text:span><text:line-break/><text:span text:style-name="T3"> <text:s text:c="11"/></text:span><text:span text:style-name="T11">"Offers"</text:span><text:span text:style-name="T3">: {</text:span><text:line-break/><text:span text:style-name="T3"> <text:s text:c="15"/></text:span><text:span text:style-name="T11">"Listings"</text:span><text:span text:style-name="T3">: [</text:span><text:line-break/><text:span text:style-name="T3"> <text:s text:c="19"/>{</text:span><text:line-break/><text:span text:style-name="T3"> <text:s text:c="23"/></text:span><text:span text:style-name="T11">"Price"</text:span><text:span text:style-name="T3">: {</text:span><text:line-break/><text:span text:style-name="T3"> <text:s text:c="27"/></text:span><text:span text:style-name="T11">"DisplayAmount"</text:span><text:span text:style-name="T3">: </text:span><text:span text:style-name="T12">"€99.99"</text:span><text:span text:style-name="T3">,</text:span><text:line-break/><text:span text:style-name="T3"> <text:s text:c="27"/></text:span><text:span text:style-name="T11">"Amount"</text:span><text:span text:style-name="T3">: </text:span><text:span text:style-name="T12">"99.99"</text:span><text:span text:style-name="T3">,</text:span><text:line-break/><text:span text:style-name="T3"> <text:s text:c="27"/></text:span><text:span text:style-name="T11">"Currency"</text:span><text:span text:style-name="T3">: </text:span><text:span text:style-name="T12">"EUR"</text:span><text:line-break/><text:span text:style-name="T12"> <text:s text:c="23"/></text:span><text:span text:style-name="T3">}</text:span><text:line-break/><text:span text:style-name="T3"> <text:s text:c="19"/>}</text:span><text:line-break/><text:span text:style-name="T3"> <text:s text:c="15"/>]</text:span><text:line-break/><text:span text:style-name="T3"> <text:s text:c="11"/>},</text:span><text:line-break/><text:span text:style-name="T3"> <text:s text:c="11"/></text:span><text:span text:style-name="T11">"Images"</text:span><text:span text:style-name="T3">: {</text:span><text:line-break/><text:span text:style-name="T3"> <text:s text:c="15"/></text:span><text:span text:style-name="T11">"Primary"</text:span><text:span text:style-name="T3">: {</text:span><text:line-break/><text:span text:style-name="T3"> <text:s text:c="19"/></text:span><text:span text:style-name="T11">"Medium"</text:span><text:span text:style-name="T3">: {</text:span><text:line-break/><text:span text:style-name="T3"> <text:s text:c="23"/></text:span><text:span text:style-name="T11">"URL"</text:span><text:span text:style-name="T3">: </text:span><text:span text:style-name="T12">"https://images-eu.ssl-images-amazon.com/images/I/714Rq4k05UL._AC_SX679_.jpg"</text:span><text:line-break/><text:span text:style-name="T12"> <text:s text:c="19"/></text:span><text:span text:style-name="T3">}</text:span><text:line-break/><text:span text:style-name="T3"> <text:s text:c="15"/>}</text:span><text:line-break/><text:span text:style-name="T3"> <text:s text:c="11"/>}</text:span><text:line-break/><text:span text:style-name="T3"> <text:s text:c="7"/>}</text:span><text:line-break/><text:span text:style-name="T3"> <text:s text:c="3"/>]</text:span><text:line-break/><text:span text:style-name="T3">}</text:span></text:p>
      <text:p text:style-name="P15"/>
      <text:p text:style-name="P45"><text:soft-page-break/><text:span text:style-name="Strong_20_Emphasis">Structure des produits Magento (Product Entity)</text:span><text:line-break/>Voici les principaux attributs de l'entité Produit dans Magento 2 :</text:p>
      <text:list xml:id="list1439159962" text:style-name="L28">
        <text:list-item>
          <text:list>
            <text:list-item>
              <text:p text:style-name="P36"><text:span text:style-name="Strong_20_Emphasis">sku</text:span> : identifiant unique du produit. </text:p>
            </text:list-item>
            <text:list-item>
              <text:p text:style-name="P36"><text:span text:style-name="Strong_20_Emphasis">name</text:span> : nom du produit. </text:p>
            </text:list-item>
            <text:list-item>
              <text:p text:style-name="P36"><text:span text:style-name="Strong_20_Emphasis">price</text:span> : prix du produit. </text:p>
            </text:list-item>
            <text:list-item>
              <text:p text:style-name="P36"><text:span text:style-name="Strong_20_Emphasis">description</text:span> : description (optionnelle). </text:p>
            </text:list-item>
            <text:list-item>
              <text:p text:style-name="P36"><text:span text:style-name="Strong_20_Emphasis">image</text:span> : URL de l'image principale (optionnelle). </text:p>
            </text:list-item>
            <text:list-item>
              <text:p text:style-name="P36"><text:span text:style-name="Strong_20_Emphasis">type_id</text:span> : type de produit (par défaut : <text:span text:style-name="Source_20_Text">simple</text:span> pour des produits standard). </text:p>
            </text:list-item>
            <text:list-item>
              <text:p text:style-name="P37"><text:span text:style-name="Strong_20_Emphasis">attribute_set_id</text:span> : groupe de propriétés associées au produit (<text:span text:style-name="Source_20_Text">default</text:span> pour les produits simples). </text:p>
            </text:list-item>
          </text:list>
          <text:p text:style-name="P38">Nous allons mapper les données de l'API Amazon à ces attributs correspondants :</text:p>
        </text:list-item>
      </text:list>
      <table:table table:name="Tableau1" table:style-name="Tableau1">
        <table:table-column table:style-name="Tableau1.A"/>
        <table:table-column table:style-name="Tableau1.B"/>
        <table:table-row>
          <table:table-cell table:style-name="Tableau1.A1" office:value-type="string">
            <text:p text:style-name="P17">Donnée API Amazon</text:p>
          </table:table-cell>
          <table:table-cell table:style-name="Tableau1.A1" office:value-type="string">
            <text:p text:style-name="P17">Attribut Magento</text:p>
          </table:table-cell>
        </table:table-row>
        <table:table-row>
          <table:table-cell table:style-name="Tableau1.A1" office:value-type="string">
            <text:p text:style-name="P16"><text:span text:style-name="Source_20_Text">ASIN</text:span></text:p>
          </table:table-cell>
          <table:table-cell table:style-name="Tableau1.A1" office:value-type="string">
            <text:p text:style-name="P16"><text:span text:style-name="Source_20_Text">sku</text:span></text:p>
          </table:table-cell>
        </table:table-row>
        <table:table-row>
          <table:table-cell table:style-name="Tableau1.A1" office:value-type="string">
            <text:p text:style-name="P16"><text:span text:style-name="Source_20_Text">ItemInfo.Title</text:span></text:p>
          </table:table-cell>
          <table:table-cell table:style-name="Tableau1.A1" office:value-type="string">
            <text:p text:style-name="P16"><text:span text:style-name="Source_20_Text">name</text:span></text:p>
          </table:table-cell>
        </table:table-row>
        <table:table-row>
          <table:table-cell table:style-name="Tableau1.A1" office:value-type="string">
            <text:p text:style-name="P16"><text:span text:style-name="Source_20_Text">Offers.Listings.Price.Amount</text:span></text:p>
          </table:table-cell>
          <table:table-cell table:style-name="Tableau1.A1" office:value-type="string">
            <text:p text:style-name="P16"><text:span text:style-name="Source_20_Text">price</text:span></text:p>
          </table:table-cell>
        </table:table-row>
        <table:table-row>
          <table:table-cell table:style-name="Tableau1.A1" office:value-type="string">
            <text:p text:style-name="P16"><text:span text:style-name="Source_20_Text">ItemInfo.Features</text:span></text:p>
          </table:table-cell>
          <table:table-cell table:style-name="Tableau1.A1" office:value-type="string">
            <text:p text:style-name="P16"><text:span text:style-name="Source_20_Text">description</text:span></text:p>
          </table:table-cell>
        </table:table-row>
        <table:table-row>
          <table:table-cell table:style-name="Tableau1.A1" office:value-type="string">
            <text:p text:style-name="P16"><text:span text:style-name="Source_20_Text">Images.Primary.Medium.URL</text:span></text:p>
          </table:table-cell>
          <table:table-cell table:style-name="Tableau1.A1" office:value-type="string">
            <text:p text:style-name="P16"><text:span text:style-name="Source_20_Text">image</text:span> (pour l'import d'image)</text:p>
          </table:table-cell>
        </table:table-row>
      </table:table>
      <text:p text:style-name="P15"/>
      <text:h text:style-name="P7" text:outline-level="4"><text:span text:style-name="Strong_20_Emphasis">B. Ajouter les produits via les Data Objects et Service Contracts</text:span></text:h>
      <text:p text:style-name="P45">Dans Magento, nous utilisons les <text:span text:style-name="Strong_20_Emphasis">Service Contracts</text:span> (interfaces fournies par Magento) pour travailler avec les entités comme les produits. Cela garantit :</text:p>
      <text:list xml:id="list22222100" text:style-name="L29">
        <text:list-item>
          <text:p text:style-name="P39">La compatibilité avec l'architecture Magento. </text:p>
        </text:list-item>
        <text:list-item>
          <text:p text:style-name="P40">Une meilleure maintenance et évolutivité du code. </text:p>
        </text:list-item>
      </text:list>
      <text:h text:style-name="P8" text:outline-level="5" text:is-list-header="true">Les principales interfaces que nous allons utiliser :</text:h>
      <text:list xml:id="list864437320" text:style-name="L30">
        <text:list-item>
          <text:p text:style-name="P41"><text:span text:style-name="Source_20_Text">\Magento\Catalog\Api\ProductRepositoryInterface</text:span> :<text:line-break/>Permet d’enregistrer ou de supprimer des produits dans la base.</text:p>
        </text:list-item>
        <text:list-item>
          <text:p text:style-name="P41"><text:span text:style-name="Source_20_Text">\Magento\Catalog\Api\Data\ProductInterface</text:span> :<text:line-break/>Représente un objet produit pour Magento.</text:p>
        </text:list-item>
        <text:list-item>
          <text:p text:style-name="P41"><text:span text:style-name="Source_20_Text">\Magento\Framework\Api\SearchCriteriaBuilder</text:span> :<text:line-break/>Permet de rechercher et vérifier les produits existants (par exemple, si un produit avec un SKU existe déjà).</text:p>
        </text:list-item>
      </text:list>
      <text:p text:style-name="P11"/>
      <text:h text:style-name="P8" text:outline-level="5"><text:span text:style-name="Strong_20_Emphasis">Étape 1 : Service pour enregistrer les produits dans Magento</text:span></text:h>
      <text:p text:style-name="P45">Créez une classe dédiée pour gérer l'enregistrement des produits.</text:p>
      <text:p text:style-name="P45">Chemin du fichier :<text:line-break/><text:span text:style-name="Source_20_Text">app/code/MyNamespace/AmazonIntegration/Model/Service/ProductImportService.php</text:span></text:p>
      <text:p text:style-name="P44"><text:soft-page-break/>Contenu du fichier :</text:p>
      <text:p text:style-name="P13"><text:span text:style-name="T3">&lt;?php</text:span><text:line-break/><text:line-break/><text:span text:style-name="T7">namespace </text:span><text:span text:style-name="T3">MyNamespace\AmazonIntegration\Model\Service;</text:span><text:line-break/><text:line-break/><text:span text:style-name="T7">use </text:span><text:span text:style-name="T3">Magento\Catalog\Api\ProductRepositoryInterface;</text:span><text:line-break/><text:span text:style-name="T7">use </text:span><text:span text:style-name="T3">Magento\Catalog\Api\Data\ProductInterfaceFactory;</text:span><text:line-break/><text:span text:style-name="T7">use </text:span><text:span text:style-name="T3">Magento\Catalog\Model\ResourceModel\Product\CollectionFactory </text:span><text:span text:style-name="T7">as </text:span><text:span text:style-name="T3">ProductCollectionFactory;</text:span><text:line-break/><text:span text:style-name="T7">use </text:span><text:span text:style-name="T3">Magento\Catalog\Api\CategoryLinkManagementInterface;</text:span><text:line-break/><text:span text:style-name="T7">use </text:span><text:span text:style-name="T3">Magento\Framework\Exception\CouldNotSaveException;</text:span><text:line-break/><text:span text:style-name="T7">use </text:span><text:span text:style-name="T3">Magento\Framework\Exception\LocalizedException;</text:span><text:line-break/><text:span text:style-name="T7">use </text:span><text:span text:style-name="T3">Psr\Log\LoggerInterface;</text:span><text:line-break/><text:line-break/><text:span text:style-name="T7">class </text:span><text:span text:style-name="T3">ProductImportService</text:span><text:line-break/><text:span text:style-name="T3">{</text:span><text:line-break/><text:span text:style-name="T3"> <text:s text:c="3"/></text:span><text:span text:style-name="T7">private </text:span><text:span text:style-name="T3">$productRepository;</text:span><text:line-break/><text:span text:style-name="T3"> <text:s text:c="3"/></text:span><text:span text:style-name="T7">private </text:span><text:span text:style-name="T3">$productFactory;</text:span><text:line-break/><text:span text:style-name="T3"> <text:s text:c="3"/></text:span><text:span text:style-name="T7">private </text:span><text:span text:style-name="T3">$logger;</text:span><text:line-break/><text:span text:style-name="T3"> <text:s text:c="3"/></text:span><text:span text:style-name="T7">private </text:span><text:span text:style-name="T3">$productCollectionFactory;</text:span><text:line-break/><text:span text:style-name="T3"> <text:s text:c="3"/></text:span><text:span text:style-name="T7">private </text:span><text:span text:style-name="T3">$categoryLinkManagement;</text:span><text:line-break/><text:line-break/><text:span text:style-name="T3"> <text:s text:c="3"/></text:span><text:span text:style-name="T7">public function </text:span><text:span text:style-name="T3">__construct(</text:span><text:line-break/><text:span text:style-name="T3"> <text:s text:c="7"/>ProductRepositoryInterface $productRepository,</text:span><text:line-break/><text:span text:style-name="T3"> <text:s text:c="7"/>ProductInterfaceFactory $productFactory,</text:span><text:line-break/><text:span text:style-name="T3"> <text:s text:c="7"/>ProductCollectionFactory $productCollectionFactory,</text:span><text:line-break/><text:span text:style-name="T3"> <text:s text:c="7"/>CategoryLinkManagementInterface $categoryLinkManagement,</text:span><text:line-break/><text:span text:style-name="T3"> <text:s text:c="7"/>LoggerInterface $logger</text:span><text:line-break/><text:span text:style-name="T3"> <text:s text:c="3"/>) {</text:span><text:line-break/><text:span text:style-name="T3"> <text:s text:c="7"/>$this-&gt;productRepository = $productRepository;</text:span><text:line-break/><text:span text:style-name="T3"> <text:s text:c="7"/>$this-&gt;productFactory = $productFactory;</text:span><text:line-break/><text:span text:style-name="T3"> <text:s text:c="7"/>$this-&gt;logger = $logger;</text:span><text:line-break/><text:span text:style-name="T3"> <text:s text:c="7"/>$this-&gt;productCollectionFactory = $productCollectionFactory;</text:span><text:line-break/><text:span text:style-name="T3"> <text:s text:c="7"/>$this-&gt;categoryLinkManagement = $categoryLinkManagement;</text:span><text:line-break/><text:span text:style-name="T3"> <text:s text:c="3"/>}</text:span><text:line-break/><text:line-break/><text:span text:style-name="T3"> <text:s text:c="3"/>/**</text:span><text:line-break/><text:span text:style-name="T14"> <text:s text:c="4"/>* Importer un produit à partir des données de l'API Amazon</text:span><text:line-break/><text:span text:style-name="T14"> <text:s text:c="4"/>*</text:span><text:line-break/><text:span text:style-name="T14"> <text:s text:c="4"/>* </text:span><text:span text:style-name="T7">@param array</text:span><text:span text:style-name="T14"> $amazonProductData</text:span><text:line-break/><text:span text:style-name="T14"> <text:s text:c="4"/>* </text:span><text:span text:style-name="T7">@return void</text:span><text:line-break/><text:span text:style-name="T14"> <text:s text:c="4"/>* </text:span><text:span text:style-name="T7">@throws </text:span><text:span text:style-name="T14">LocalizedException</text:span><text:line-break/><text:span text:style-name="T14"> <text:s text:c="4"/></text:span><text:span text:style-name="T3">*/</text:span><text:line-break/><text:span text:style-name="T3"> <text:s text:c="3"/></text:span><text:span text:style-name="T7">public function </text:span><text:span text:style-name="T9">importProduct</text:span><text:span text:style-name="T3">(</text:span><text:span text:style-name="T7">array </text:span><text:span text:style-name="T3">$amazonProductData)</text:span><text:line-break/><text:span text:style-name="T3"> <text:s text:c="3"/>{</text:span><text:line-break/><text:span text:style-name="T3"> <text:s text:c="7"/></text:span><text:span text:style-name="T7">try </text:span><text:span text:style-name="T3">{</text:span><text:line-break/><text:span text:style-name="T3"> <text:s text:c="11"/>$sku = $amazonProductData['</text:span><text:span text:style-name="T12">ASIN</text:span><text:span text:style-name="T3">'];</text:span><text:line-break/><text:span text:style-name="T3"> <text:s text:c="11"/>$name = $amazonProductData['</text:span><text:span text:style-name="T12">ItemInfo</text:span><text:span text:style-name="T3">']['</text:span><text:span text:style-name="T12">Title</text:span><text:span text:style-name="T3">'];</text:span><text:line-break/><text:span text:style-name="T3"> <text:s text:c="11"/>$price = $amazonProductData['</text:span><text:span text:style-name="T12">Offers</text:span><text:span text:style-name="T3">']['</text:span><text:span text:style-name="T12">Listings</text:span><text:span text:style-name="T3">'][</text:span><text:span text:style-name="T16">0</text:span><text:span text:style-name="T3">]['</text:span><text:span text:style-name="T12">Price</text:span><text:span text:style-name="T3">']['</text:span><text:span text:style-name="T12">Amount</text:span><text:span text:style-name="T3">'];</text:span><text:line-break/><text:span text:style-name="T3"> <text:s text:c="11"/>$description = implode("</text:span><text:span text:style-name="T12">, </text:span><text:span text:style-name="T3">", $amazonProductData['</text:span><text:span text:style-name="T12">ItemInfo</text:span><text:span text:style-name="T3">']['</text:span><text:span text:style-name="T12">Features</text:span><text:span text:style-name="T3">']);</text:span><text:line-break/><text:span text:style-name="T3"> <text:s text:c="11"/>$imageUrl = $amazonProductData['</text:span><text:span text:style-name="T12">Images</text:span><text:span text:style-name="T3">']['</text:span><text:span text:style-name="T12">Primary</text:span><text:span text:style-name="T3">']['</text:span><text:span text:style-name="T12">Medium</text:span><text:span text:style-name="T3">']['</text:span><text:span text:style-name="T12">URL</text:span><text:span text:style-name="T3">'];</text:span><text:line-break/><text:line-break/><text:span text:style-name="T3"> <text:s text:c="11"/>$existingProduct = $this-&gt;</text:span><text:span text:style-name="T9">findExistingProductBySku</text:span><text:span text:style-name="T3">($sku);</text:span><text:line-break/><text:line-break/><text:span text:style-name="T3"> <text:s text:c="11"/></text:span><text:span text:style-name="T7">if </text:span><text:span text:style-name="T3">($existingProduct) {</text:span><text:line-break/><text:span text:style-name="T3"> <text:s text:c="15"/>$this-&gt;logger-&gt;</text:span><text:span text:style-name="T9">info</text:span><text:span text:style-name="T3">(sprintf('</text:span><text:span text:style-name="T12">Le produit avec le SKU %s existe déjà dans le catalogue.</text:span><text:span text:style-name="T3">', $sku));</text:span><text:line-break/><text:soft-page-break/><text:span text:style-name="T3"> <text:s text:c="15"/></text:span><text:span text:style-name="T7">return</text:span><text:span text:style-name="T3">;</text:span><text:line-break/><text:span text:style-name="T3"> <text:s text:c="11"/>}</text:span><text:line-break/><text:line-break/><text:span text:style-name="T3"> <text:s text:c="11"/>/** </text:span><text:span text:style-name="T7">@var </text:span><text:span text:style-name="T3">\</text:span><text:span text:style-name="T14">Magento</text:span><text:span text:style-name="T3">\</text:span><text:span text:style-name="T14">Catalog</text:span><text:span text:style-name="T3">\</text:span><text:span text:style-name="T14">Api</text:span><text:span text:style-name="T3">\</text:span><text:span text:style-name="T14">Data</text:span><text:span text:style-name="T3">\</text:span><text:span text:style-name="T14">ProductInterface $product </text:span><text:span text:style-name="T3">*/</text:span><text:line-break/><text:span text:style-name="T3"> <text:s text:c="11"/>$product = $this-&gt;productFactory-&gt;</text:span><text:span text:style-name="T9">create</text:span><text:span text:style-name="T3">();</text:span><text:line-break/><text:span text:style-name="T3"> <text:s text:c="11"/>$product-&gt;</text:span><text:span text:style-name="T9">setSku</text:span><text:span text:style-name="T3">($sku);</text:span><text:line-break/><text:span text:style-name="T3"> <text:s text:c="11"/>$product-&gt;</text:span><text:span text:style-name="T9">setName</text:span><text:span text:style-name="T3">($name);</text:span><text:line-break/><text:span text:style-name="T3"> <text:s text:c="11"/>$product-&gt;</text:span><text:span text:style-name="T9">setPrice</text:span><text:span text:style-name="T3">($price);</text:span><text:line-break/><text:span text:style-name="T3"> <text:s text:c="11"/>$product-&gt;</text:span><text:span text:style-name="T9">setDescription</text:span><text:span text:style-name="T3">($description);</text:span><text:line-break/><text:span text:style-name="T3"> <text:s text:c="11"/>$product-&gt;</text:span><text:span text:style-name="T9">setTypeId</text:span><text:span text:style-name="T3">('</text:span><text:span text:style-name="T12">simple</text:span><text:span text:style-name="T3">');</text:span><text:line-break/><text:span text:style-name="T3"> <text:s text:c="11"/>$product-&gt;</text:span><text:span text:style-name="T9">setAttributeSetId</text:span><text:span text:style-name="T3">(</text:span><text:span text:style-name="T16">4</text:span><text:span text:style-name="T3">); //</text:span><text:span text:style-name="T14"> ID du default attribute set</text:span><text:line-break/><text:span text:style-name="T14"> <text:s text:c="11"/></text:span><text:span text:style-name="T3">$product-&gt;</text:span><text:span text:style-name="T9">setVisibility</text:span><text:span text:style-name="T3">(</text:span><text:span text:style-name="T16">4</text:span><text:span text:style-name="T3">); //</text:span><text:span text:style-name="T14"> Catalog et recherche</text:span><text:line-break/><text:span text:style-name="T14"> <text:s text:c="11"/></text:span><text:span text:style-name="T3">$product-&gt;</text:span><text:span text:style-name="T9">setStatus</text:span><text:span text:style-name="T3">(\Magento\Catalog\Model\Product\Attribute\Source\Status::</text:span><text:span text:style-name="T10">STATUS_ENABLED</text:span><text:span text:style-name="T3">);</text:span><text:line-break/><text:span text:style-name="T3"> <text:s text:c="11"/>$product-&gt;</text:span><text:span text:style-name="T9">setStockData</text:span><text:span text:style-name="T3">(['</text:span><text:span text:style-name="T12">qty</text:span><text:span text:style-name="T3">' =&gt; </text:span><text:span text:style-name="T16">100</text:span><text:span text:style-name="T3">, '</text:span><text:span text:style-name="T12">is_in_stock</text:span><text:span text:style-name="T3">' =&gt; </text:span><text:span text:style-name="T16">1</text:span><text:span text:style-name="T3">]);</text:span><text:line-break/><text:line-break/><text:span text:style-name="T3"> <text:s text:c="11"/>$this-&gt;productRepository-&gt;</text:span><text:span text:style-name="T9">save</text:span><text:span text:style-name="T3">($product);</text:span><text:line-break/><text:span text:style-name="T3"> <text:s text:c="11"/>$this-&gt;logger-&gt;</text:span><text:span text:style-name="T9">info</text:span><text:span text:style-name="T3">('</text:span><text:span text:style-name="T12">Produit importé avec succès : </text:span><text:span text:style-name="T3">' . $sku);</text:span><text:line-break/><text:span text:style-name="T3"> <text:s text:c="7"/>} </text:span><text:span text:style-name="T7">catch </text:span><text:span text:style-name="T3">(CouldNotSaveException $e) {</text:span><text:line-break/><text:span text:style-name="T3"> <text:s text:c="11"/>$this-&gt;logger-&gt;</text:span><text:span text:style-name="T9">error</text:span><text:span text:style-name="T3">('</text:span><text:span text:style-name="T12">Impossible d</text:span><text:span text:style-name="T8">\'</text:span><text:span text:style-name="T12">importer le produit : </text:span><text:span text:style-name="T3">' . $e-&gt;</text:span><text:span text:style-name="T9">getMessage</text:span><text:span text:style-name="T3">());</text:span><text:line-break/><text:span text:style-name="T3"> <text:s text:c="7"/>} </text:span><text:span text:style-name="T7">catch </text:span><text:span text:style-name="T3">(\Exception $e) {</text:span><text:line-break/><text:span text:style-name="T3"> <text:s text:c="11"/>$this-&gt;logger-&gt;</text:span><text:span text:style-name="T9">error</text:span><text:span text:style-name="T3">('</text:span><text:span text:style-name="T12">Erreur inattendue : </text:span><text:span text:style-name="T3">' . $e-&gt;</text:span><text:span text:style-name="T9">getMessage</text:span><text:span text:style-name="T3">());</text:span><text:line-break/><text:span text:style-name="T3"> <text:s text:c="7"/>}</text:span><text:line-break/><text:span text:style-name="T3"> <text:s text:c="3"/>}</text:span><text:line-break/><text:line-break/><text:span text:style-name="T3"> <text:s text:c="3"/>/**</text:span><text:line-break/><text:span text:style-name="T14"> <text:s text:c="4"/>* Rechercher un produit existant par SKU</text:span><text:line-break/><text:span text:style-name="T14"> <text:s text:c="4"/>*</text:span><text:line-break/><text:span text:style-name="T14"> <text:s text:c="4"/>* </text:span><text:span text:style-name="T7">@param string</text:span><text:span text:style-name="T14"> $sku</text:span><text:line-break/><text:span text:style-name="T14"> <text:s text:c="4"/>* </text:span><text:span text:style-name="T7">@return </text:span><text:span text:style-name="T3">\</text:span><text:span text:style-name="T14">Magento</text:span><text:span text:style-name="T3">\</text:span><text:span text:style-name="T14">Catalog</text:span><text:span text:style-name="T3">\</text:span><text:span text:style-name="T14">Api</text:span><text:span text:style-name="T3">\</text:span><text:span text:style-name="T14">Data</text:span><text:span text:style-name="T3">\</text:span><text:span text:style-name="T14">ProductInterface</text:span><text:span text:style-name="T3">|</text:span><text:span text:style-name="T7">null</text:span><text:line-break/><text:span text:style-name="T7"> <text:s text:c="4"/></text:span><text:span text:style-name="T3">*/</text:span><text:line-break/><text:span text:style-name="T3"> <text:s text:c="3"/></text:span><text:span text:style-name="T7">private function </text:span><text:span text:style-name="T9">findExistingProductBySku</text:span><text:span text:style-name="T3">(</text:span><text:span text:style-name="T7">string </text:span><text:span text:style-name="T3">$sku)</text:span><text:line-break/><text:span text:style-name="T3"> <text:s text:c="3"/>{</text:span><text:line-break/><text:span text:style-name="T3"> <text:s text:c="7"/>$collection = $this-&gt;productCollectionFactory-&gt;</text:span><text:span text:style-name="T9">create</text:span><text:span text:style-name="T3">();</text:span><text:line-break/><text:span text:style-name="T3"> <text:s text:c="7"/>$collection-&gt;</text:span><text:span text:style-name="T9">addFieldToFilter</text:span><text:span text:style-name="T3">('</text:span><text:span text:style-name="T12">sku</text:span><text:span text:style-name="T3">', $sku);</text:span><text:line-break/><text:span text:style-name="T3"> <text:s text:c="7"/></text:span><text:span text:style-name="T7">return </text:span><text:span text:style-name="T3">$collection-&gt;</text:span><text:span text:style-name="T9">getFirstItem</text:span><text:span text:style-name="T3">()-&gt;</text:span><text:span text:style-name="T9">getId</text:span><text:span text:style-name="T3">() ? $collection-&gt;</text:span><text:span text:style-name="T9">getFirstItem</text:span><text:span text:style-name="T3">() : </text:span><text:span text:style-name="T10">null</text:span><text:span text:style-name="T3">;</text:span><text:line-break/><text:span text:style-name="T3"> <text:s text:c="3"/>}</text:span><text:line-break/><text:span text:style-name="T3">}</text:span></text:p>
      <text:p text:style-name="P15"/>
      <text:h text:style-name="P7" text:outline-level="4"><text:span text:style-name="Strong_20_Emphasis">C. Gestion des erreurs d'import</text:span></text:h>
      <text:list xml:id="list4252012715" text:style-name="L31">
        <text:list-item>
          <text:p text:style-name="P42"><text:span text:style-name="Strong_20_Emphasis">Vérifier les données reçues de l'API avant l'import.</text:span></text:p>
          <text:list>
            <text:list-item>
              <text:p text:style-name="P43">Par exemple, si le champ <text:span text:style-name="Source_20_Text">ASIN</text:span> ou <text:span text:style-name="Source_20_Text">Offers</text:span> est manquant, éviter de briser le flux de l'application. </text:p>
            </text:list-item>
          </text:list>
        </text:list-item>
        <text:list-item>
          <text:p text:style-name="P42"><text:span text:style-name="Strong_20_Emphasis">Logger les erreurs critiques.</text:span><text:line-break/>Toutes les erreurs d’import sont enregistrées dans <text:span text:style-name="Source_20_Text">var/log/system.log</text:span> pour des vérifications ultérieures.</text:p>
        </text:list-item>
        <text:list-item>
          <text:p text:style-name="P42"><text:span text:style-name="Strong_20_Emphasis">Éviter les doublons</text:span> :<text:line-break/>Comme dans l'exemple ci-dessus, la méthode <text:span text:style-name="Source_20_Text">findExistingProductBySku</text:span> vérifie si un produit existe déjà avant de tenter de l’ajouter.</text:p>
        </text:list-item>
      </text:list>
      <text:p text:style-name="P11"/>
      <text:h text:style-name="P4" text:outline-level="3"><text:soft-page-break/><text:span text:style-name="Strong_20_Emphasis">Test de l'import</text:span></text:h>
      <text:p text:style-name="P45">Pour tester, nous pourrons appeler la méthode <text:span text:style-name="Source_20_Text">importProduct</text:span> avec un tableau de données directement dans une commande CLI ou un script PHP.</text:p>
      <text:p text:style-name="P44">Exemple :</text:p>
      <text:p text:style-name="P13"><text:span text:style-name="T3">$productImportService-&gt;importProduct($amazonProductData);</text:span></text:p>
      <text:p text:style-name="P15"/>
      <text:p text:style-name="P45"/>
      <text:p text:style-name="P45"/>
      <text:p text:style-name="P45"/>
      <text:p text:style-name="P48"><text:span text:style-name="Strong_20_Emphasis"><text:span text:style-name="T20">Demandes possibles à une IA pour assister l'apprenant </text:span></text:span><text:span text:style-name="T20">pour la 2ᵉ journée</text:span></text:p>
      <text:p text:style-name="P47">1. Approfondissement sur le développement Magento</text:p>
      <text:p text:style-name="P45">"Comment créer un modèle Magento personnalisé pour gérer des données spécifiques issues de l’API Amazon ?"</text:p>
      <text:p text:style-name="P45">"Génère une implémentation de Repository Pattern pour accéder aux données de produits Amazon synchronisés."</text:p>
      <text:p text:style-name="P45">"Peux-tu expliquer comment Magento utilise le service Dependency Injection et m’aider à configurer une nouvelle dépendance dans etc/di.xml ?"</text:p>
      <text:p text:style-name="P45">"Comment mettre en œuvre une classe Factory pour créer des objets de manière dynamique dans Magento ?"</text:p>
      <text:p text:style-name="P45"><text:s/></text:p>
      <text:p text:style-name="P47">2. Optimisation de l'importation des données Amazon</text:p>
      <text:p text:style-name="P45">"Comment modifier une commande Magento CLI pour gérer de grands volumes de produits importés depuis l’API Amazon ?"</text:p>
      <text:p text:style-name="P45">"Peux-tu générer un script d'importation optimisé en utilisant la méthode bulkSave pour insérer plusieurs produits en une seule requête ?"</text:p>
      <text:p text:style-name="P45">"Comment puis-je gérer les erreurs d’importation (produits avec des champs manquants ou mal formés) et les consigner dans un fichier log ?"</text:p>
      <text:p text:style-name="P45">"Comment détecter et éviter les doublons lors de l'importation de produits ou catégories Amazon dans Magento ?"</text:p>
      <text:p text:style-name="P45"><text:s/></text:p>
      <text:p text:style-name="P47">3. Modification du contenu Magento via l’API</text:p>
      <text:p text:style-name="P45">"Comment mettre à jour un produit existant dans Magento à l’aide des données obtenues depuis Amazon ?"</text:p>
      <text:p text:style-name="P45">"Peux-tu générer un exemple pour mettre à jour les stocks et prix des produits uniquement si les changements sont significatifs ?"</text:p>
      <text:p text:style-name="P45">"Comment ajouter des attributs spécifiques récupérés des produits Amazon (e.g., dimension ou poids) aux produits Magento standard ?"</text:p>
      <text:p text:style-name="P45">"Comment puis-je transformer les données JSON de l'API Amazon pour correspondre au format attendu par Magento ?"</text:p>
      <text:p text:style-name="P45"><text:s/></text:p>
      <text:p text:style-name="P45"/>
      <text:p text:style-name="P47"><text:soft-page-break/>4. Automatisation avec les tâches cron</text:p>
      <text:p text:style-name="P45">"Peux-tu m’aider à configurer une tâche cron Magento qui synchronise les produits Amazon toutes les 24 heures ?"</text:p>
      <text:p text:style-name="P45">"Comment puis-je vérifier si ma tâche cron est bien exécutée ?"</text:p>
      <text:p text:style-name="P45">"Comment puis-je utiliser des logs personnalisés pour surveiller l’exécution des tâches cron dans Magento ?"</text:p>
      <text:p text:style-name="P45">"Comment éviter des tâches cron simultanées qui pourraient causer des conflits (e.g., locks ou flags) ?"</text:p>
      <text:p text:style-name="P45"><text:s/></text:p>
      <text:p text:style-name="P47">5. Gestion des catégories et relations</text:p>
      <text:p text:style-name="P45">"Peux-tu me montrer comment associer automatiquement des produits importés Amazon à une catégorie existante dans Magento ?"</text:p>
      <text:p text:style-name="P45">"Comment créer des catégories dynamiques dans Magento à partir des catégories de l’API Amazon ?"</text:p>
      <text:p text:style-name="P45">"Comment puis-je gérer des relations parent-enfant entre les produits Amazon et le format des produits groupés Magento ?"</text:p>
      <text:p text:style-name="P45"><text:s/></text:p>
      <text:p text:style-name="P47">6. Optimisation des performances</text:p>
      <text:p text:style-name="P45">"Comment utiliser le cache Magento pour réduire le temps des appels API lors de multiples synchronisations ?"</text:p>
      <text:p text:style-name="P45">"Peux-tu m'aider à optimiser les requêtes SQL générées lors de l'importation massive des produits ?"</text:p>
      <text:p text:style-name="P45">"Quelle est la différence entre les requêtes ONE-BY-ONE et BULK lors d'une synchronisation dans Magento, et comment les utiliser efficacement ?"</text:p>
      <text:p text:style-name="P45">"Comment surveiller et minimiser l’impact des appels à l’API Amazon sur les temps de réponse Magento ?"</text:p>
      <text:p text:style-name="P45"><text:s/></text:p>
      <text:p text:style-name="P47">7. Interface utilisateur (custom backend UI)</text:p>
      <text:p text:style-name="P45">"Comment créer un formulaire personnalisé dans l’admin panel pour gérer les configurations API Amazon (comme les clés ou l’URL d’endpoint) ? "</text:p>
      <text:p text:style-name="P45">"Peux-tu me guider pour ajouter une grille Magento dans l’interface backend afin de visualiser les produits récemment importés ?"</text:p>
      <text:p text:style-name="P45"><text:soft-page-break/>"Comment puis-je ajouter des boutons d’action supplémentaires dans une grille personnalisée pour mettre à jour ou supprimer un produit Amazon spécifique ?"</text:p>
      <text:p text:style-name="P45">"Comment construire une page d’administration qui affiche les logs ou statistiques des synchronisations ?"</text:p>
      <text:p text:style-name="P45"><text:s/></text:p>
      <text:p text:style-name="P47">8. Test et validation</text:p>
      <text:p text:style-name="P45">"Comment écrire un test unitaire pour valider la correcte transformation des données JSON de produits Amazon avant l'importation ?"</text:p>
      <text:p text:style-name="P45">"Peux-tu générer un test d'intégration Magento pour vérifier que les produits synchronisés se retrouvent bien dans la base ?"</text:p>
      <text:p text:style-name="P45">"Quels outils utiliser pour simuler les données de réponse d’API lors des tests de développement ?"</text:p>
      <text:p text:style-name="P45">"Peux-tu évoquer un exemple de test avec PHPUnit pour tester la réponse des appels API Amazon ?"</text:p>
      <text:p text:style-name="P45"><text:s/></text:p>
      <text:p text:style-name="P47">9. Détection et gestion des erreurs</text:p>
      <text:p text:style-name="P45">"Quels outils Magento puis-je utiliser pour surveiller les exceptions lors de la synchronisation des produits ?"</text:p>
      <text:p text:style-name="P45">"Comment configurer des notifications/email pour signaler les erreurs critiques lors des importations de produits via l'API Amazon ?"</text:p>
      <text:p text:style-name="P45">"Peux-tu proposer une méthode pour invalider et recharger les données du cache en cas d’échec d’une synchronisation Amazon ?"</text:p>
      <text:p text:style-name="P45">"Comment gérer et afficher un message utilisateur en cas d’erreur pendant un processus en backend (grâce aux notifications Magento) ?"</text:p>
      <text:p text:style-name="P45"><text:s/></text:p>
      <text:p text:style-name="P47">10. Exploitation des best practices Magento</text:p>
      <text:p text:style-name="P45">"Quelles sont les bonnes pratiques pour structurer mes blocs et helpers dans un module Magento ?"</text:p>
      <text:p text:style-name="P45">"Est-il préférable d'utiliser un Observer ou Plugin pour intercepter et modifier des données de produits importés depuis Amazon ?"</text:p>
      <text:p text:style-name="P45">"Comment respecter les conventions de formatage et de structure des modules Magento pendant l'ajout de nouvelles fonctionnalités ?"</text:p>
      <text:p text:style-name="P45">"Comment utiliser un Event Magento pour déclencher une action spécifique après l'import de produits Amazon ?"</text:p>
      <text:p text:style-name="P45"><text:soft-page-break/><text:s/></text:p>
      <text:p text:style-name="P47">Pourquoi ces questions sont-elles pertinentes ?</text:p>
      <text:p text:style-name="P45">Adaptation au flux de la deuxième journée : Ces demandes ciblent des concepts avancés, mais naturels pour une progression à partir des notions de base vues la première journée.</text:p>
      <text:p text:style-name="P45">Encourager l'autonomie des apprenants : Elles introduisent les outils de Magento et de l’API Amazon tout en permettant à l’IA d’intervenir de manière contextuelle pour débloquer ou guider rapidement un apprenant.</text:p>
      <text:p text:style-name="P45">Couvrir différents domaines : Chaque aspect du développement Magento est abordé (back-office, automatisation, optimisation et testing).</text:p>
      <text:p text:style-name="P45">Réduire les obstacles techniques : Les apprentis peuvent ainsi éviter de perdre du temps sur des problèmes mineurs, rester productifs et concentrés sur l’objectif pédagogiq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17:35:48.707633918</meta:creation-date>
    <dc:date>2025-01-13T17:49:52.031061269</dc:date>
    <meta:editing-duration>PT2M25S</meta:editing-duration>
    <meta:editing-cycles>2</meta:editing-cycles>
    <meta:generator>LibreOffice/7.3.7.2$Linux_X86_64 LibreOffice_project/30$Build-2</meta:generator>
    <meta:document-statistic meta:table-count="1" meta:image-count="0" meta:object-count="0" meta:page-count="17" meta:paragraph-count="209" meta:word-count="2970" meta:character-count="26012" meta:non-whitespace-character-count="20948"/>
  </office:meta>
</office:document-meta>
</file>